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consolata" fo:font-style="normal" fo:font-weight="bold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10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11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2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3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4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6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7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8" style:family="paragraph" style:parent-style-name="Text_20_body">
      <style:paragraph-properties fo:margin-left="1.482cm" fo:margin-right="0cm" fo:text-indent="-0.635cm" style:auto-text-indent="false"/>
    </style:style>
    <style:style style:name="P19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20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21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2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3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4" style:family="paragraph" style:parent-style-name="Text_20_body">
      <style:paragraph-properties fo:background-color="#ffffff">
        <style:background-image/>
      </style:paragraph-properties>
    </style:style>
    <style:style style:name="P25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6" style:family="paragraph" style:parent-style-name="Heading_20_1">
      <style:text-properties fo:font-variant="normal" fo:text-transform="none" style:font-name="Inconsolata" fo:font-style="normal" fo:font-weight="bold"/>
    </style:style>
    <style:style style:name="P27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8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1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3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6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8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9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2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6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7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0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1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00"/>
    </style:style>
    <style:style style:name="P72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73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</style:style>
    <style:style style:name="P7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8" style:family="paragraph" style:parent-style-name="Text_20_body" style:list-style-name="L8">
      <style:paragraph-properties fo:margin-left="0cm" fo:margin-right="0cm" fo:margin-top="0.159cm" fo:margin-bottom="0cm" fo:text-indent="0cm" style:auto-text-indent="false" fo:background-color="#00cc33" fo:padding="0cm" fo:border="none">
        <style:background-image/>
      </style:paragraph-properties>
    </style:style>
    <style:style style:name="P79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80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81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</style:style>
    <style:style style:name="P82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  <style:text-properties fo:language="ru" fo:country="RU" fo:background-color="#ffffff"/>
    </style:style>
    <style:style style:name="P8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7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70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1" style:family="text">
      <style:text-properties fo:font-variant="normal" fo:text-transform="none" fo:color="#000000" style:font-name="Inconsolata" fo:font-size="12pt" fo:font-style="normal" fo:font-weight="normal"/>
    </style:style>
    <style:style style:name="T72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6" style:family="text">
      <style:text-properties fo:font-variant="normal" fo:text-transform="none" style:font-name="Inconsolata" fo:font-size="12pt" fo:letter-spacing="normal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8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9" style:family="text">
      <style:text-properties fo:font-variant="normal" fo:text-transform="none" style:font-name="Inconsolata" fo:font-size="12pt" fo:font-style="normal" fo:font-weight="bold"/>
    </style:style>
    <style:style style:name="T80" style:family="text">
      <style:text-properties fo:font-variant="normal" fo:text-transform="none" style:font-name="Inconsolata" fo:font-size="20.25pt" fo:letter-spacing="normal" fo:font-style="normal" fo:font-weight="bold"/>
    </style:style>
    <style:style style:name="T8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2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3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4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5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6" style:family="text">
      <style:text-properties style:font-name="Symbol" fo:font-size="10pt"/>
    </style:style>
    <style:style style:name="T87" style:family="text">
      <style:text-properties style:font-name="Symbol" fo:font-size="10pt" fo:background-color="#d3d3d3"/>
    </style:style>
    <style:style style:name="T88" style:family="text">
      <style:text-properties style:font-name="Symbol" fo:font-size="10pt" fo:background-color="#0000ff"/>
    </style:style>
    <style:style style:name="T89" style:family="text">
      <style:text-properties style:font-name="Symbol" fo:font-size="10pt" fo:background-color="#ff00ff"/>
    </style:style>
    <style:style style:name="T90" style:family="text">
      <style:text-properties style:font-name="Symbol" fo:font-size="10pt" fo:background-color="#00ff00"/>
    </style:style>
    <style:style style:name="T91" style:family="text">
      <style:text-properties style:font-name="Symbol" fo:font-size="10pt" fo:background-color="#808000"/>
    </style:style>
    <style:style style:name="T92" style:family="text">
      <style:text-properties style:text-line-through-style="none" style:font-name="inherit" fo:font-size="10pt" style:text-underline-style="none" style:text-blinking="false"/>
    </style:style>
    <style:style style:name="T93" style:family="text">
      <style:text-properties style:text-line-through-style="none" style:font-name="inherit" fo:font-size="10pt" style:text-underline-style="none" style:text-blinking="false" fo:background-color="#00ff00"/>
    </style:style>
    <style:style style:name="T94" style:family="text">
      <style:text-properties style:text-line-through-style="none" style:font-name="inherit" fo:font-size="10pt" style:text-underline-style="none" style:text-blinking="false" fo:background-color="#ffff00"/>
    </style:style>
    <style:style style:name="T95" style:family="text">
      <style:text-properties style:text-line-through-style="none" style:font-name="inherit" fo:font-size="10pt" style:text-underline-style="none" style:text-blinking="false" fo:background-color="#0000ff"/>
    </style:style>
    <style:style style:name="T96" style:family="text">
      <style:text-properties style:text-line-through-style="none" style:font-name="inherit" fo:font-size="10pt" style:text-underline-style="none" style:text-blinking="false" fo:background-color="#d3d3d3"/>
    </style:style>
    <style:style style:name="T97" style:family="text">
      <style:text-properties style:text-line-through-style="none" style:font-name="inherit" fo:font-size="10pt" style:text-underline-style="none" style:text-blinking="false" fo:background-color="#808000"/>
    </style:style>
    <style:style style:name="T98" style:family="text">
      <style:text-properties style:font-name="inherit" fo:font-size="10pt" fo:background-color="#00ff00"/>
    </style:style>
    <style:style style:name="T99" style:family="text">
      <style:text-properties style:font-name="inherit" fo:font-size="10pt" fo:background-color="#808000"/>
    </style:style>
    <style:style style:name="T100" style:family="text">
      <style:text-properties style:font-name="inherit" fo:font-size="11.5pt"/>
    </style:style>
    <style:style style:name="T101" style:family="text">
      <style:text-properties style:font-name="inherit" fo:font-size="11.5pt" fo:background-color="#00ff00"/>
    </style:style>
    <style:style style:name="T102" style:family="text">
      <style:text-properties style:font-name="inherit" fo:font-size="11.5pt" fo:background-color="#0000ff"/>
    </style:style>
    <style:style style:name="T103" style:family="text">
      <style:text-properties style:font-name="inherit" fo:font-size="11.5pt" fo:background-color="#ff00ff"/>
    </style:style>
    <style:style style:name="T104" style:family="text">
      <style:text-properties style:font-name="inherit" fo:font-size="11.5pt" fo:language="en" fo:country="US" fo:background-color="#ff00ff"/>
    </style:style>
    <style:style style:name="T105" style:family="text">
      <style:text-properties style:font-name="inherit" fo:font-size="11.5pt" fo:background-color="#808000"/>
    </style:style>
    <style:style style:name="T106" style:family="text">
      <style:text-properties style:font-name="inherit" fo:font-size="11.5pt" fo:background-color="#00cc00"/>
    </style:style>
    <style:style style:name="T107" style:family="text">
      <style:text-properties style:font-name="inherit" fo:font-size="11.5pt" fo:background-color="#ffd320"/>
    </style:style>
    <style:style style:name="T108" style:family="text">
      <style:text-properties style:font-name="inherit" fo:font-size="11.5pt" fo:background-color="#00cc33"/>
    </style:style>
    <style:style style:name="T109" style:family="text">
      <style:text-properties style:font-name="inherit" fo:font-size="15pt" fo:font-weight="bold"/>
    </style:style>
    <style:style style:name="T110" style:family="text">
      <style:text-properties style:font-name="inherit" fo:font-size="15pt" fo:font-weight="bold" fo:background-color="#0000ff"/>
    </style:style>
    <style:style style:name="T111" style:family="text">
      <style:text-properties style:font-name="inherit" fo:font-size="15pt" fo:font-weight="bold" fo:background-color="#ff00ff"/>
    </style:style>
    <style:style style:name="T112" style:family="text">
      <style:text-properties style:font-name="inherit" fo:font-size="15pt" fo:font-weight="bold" fo:background-color="#00ff00"/>
    </style:style>
    <style:style style:name="T113" style:family="text">
      <style:text-properties style:font-name="inherit" fo:font-size="15pt" fo:font-weight="bold" fo:background-color="#808000"/>
    </style:style>
    <style:style style:name="T114" style:family="text">
      <style:text-properties style:font-name="Courier New1" fo:font-size="10pt" fo:background-color="#00ff00"/>
    </style:style>
    <style:style style:name="T115" style:family="text">
      <style:text-properties style:font-name="Courier New1" fo:font-size="10pt" fo:background-color="#ffff00"/>
    </style:style>
    <style:style style:name="T116" style:family="text">
      <style:text-properties style:font-name="Courier New1" fo:font-size="10pt" fo:background-color="#0000ff"/>
    </style:style>
    <style:style style:name="T117" style:family="text">
      <style:text-properties style:font-name="Courier New1" fo:font-size="10pt" fo:background-color="#d3d3d3"/>
    </style:style>
    <style:style style:name="T118" style:family="text">
      <style:text-properties style:font-name="Courier New1" fo:font-size="10pt" fo:background-color="#808000"/>
    </style:style>
    <style:style style:name="T119" style:family="text">
      <style:text-properties style:font-name="Courier New1" fo:font-size="10pt" fo:background-color="#ff00ff"/>
    </style:style>
    <style:style style:name="T120" style:family="text">
      <style:text-properties style:font-name="Courier New1" fo:font-size="10pt" fo:language="en" fo:country="US" fo:background-color="#ff00ff"/>
    </style:style>
    <style:style style:name="T121" style:family="text">
      <style:text-properties style:font-name="Courier New1" fo:font-size="10pt" fo:background-color="#00cc00"/>
    </style:style>
    <style:style style:name="T122" style:family="text">
      <style:text-properties style:font-name="Courier New1" fo:font-size="10pt" fo:background-color="#ffd320"/>
    </style:style>
    <style:style style:name="T123" style:family="text">
      <style:text-properties style:font-name="Courier New1" fo:font-size="10pt" fo:background-color="#00cc33"/>
    </style:style>
    <style:style style:name="T124" style:family="text">
      <style:text-properties style:font-name="Courier New1" fo:font-size="10pt" fo:background-color="#66ff00"/>
    </style:style>
    <style:style style:name="T125" style:family="text">
      <style:text-properties fo:background-color="#00ff00"/>
    </style:style>
    <style:style style:name="T126" style:family="text">
      <style:text-properties fo:background-color="#ffff00"/>
    </style:style>
    <style:style style:name="T127" style:family="text">
      <style:text-properties fo:background-color="#0000ff"/>
    </style:style>
    <style:style style:name="T128" style:family="text">
      <style:text-properties fo:background-color="#d3d3d3"/>
    </style:style>
    <style:style style:name="T129" style:family="text">
      <style:text-properties fo:background-color="#808000"/>
    </style:style>
    <style:style style:name="T130" style:family="text">
      <style:text-properties fo:background-color="#ff00ff"/>
    </style:style>
    <style:style style:name="T131" style:family="text">
      <style:text-properties style:font-name="Georgia" fo:font-size="11.5pt"/>
    </style:style>
    <style:style style:name="T132" style:family="text">
      <style:text-properties fo:background-color="#ffd320"/>
    </style:style>
    <style:style style:name="T133" style:family="text">
      <style:text-properties style:font-name="Inconsolata" fo:font-size="12pt" fo:font-style="italic" fo:font-weight="normal"/>
    </style:style>
    <style:style style:name="T134" style:family="text">
      <style:text-properties style:font-name="Inconsolata" fo:font-size="12pt" fo:font-style="italic" fo:font-weight="normal" fo:background-color="#66ff00"/>
    </style:style>
    <style:style style:name="T135" style:family="text">
      <style:text-properties style:font-name="Inconsolata" fo:font-size="12pt" fo:font-style="italic" fo:font-weight="normal" fo:background-color="#ffff00"/>
    </style:style>
    <style:style style:name="T136" style:family="text">
      <style:text-properties fo:background-color="#66ff00"/>
    </style:style>
    <style:style style:name="T137" style:family="text">
      <style:text-properties fo:language="en" fo:country="US"/>
    </style:style>
    <style:style style:name="T138" style:family="text">
      <style:text-properties fo:language="ru" fo:country="RU"/>
    </style:style>
    <style:style style:name="T139" style:family="text">
      <style:text-properties style:font-name="inherit1"/>
    </style:style>
    <style:style style:name="T140" style:family="text">
      <style:text-properties style:font-name="inherit1" fo:font-size="12pt" fo:font-weight="normal"/>
    </style:style>
    <style:style style:name="T141" style:family="text">
      <style:text-properties style:font-name="inherit1" fo:font-size="12pt" fo:language="en" fo:country="US" fo:font-weight="normal"/>
    </style:style>
    <style:style style:name="T142" style:family="text">
      <style:text-properties style:font-name="inherit1" fo:font-size="12pt" fo:language="ru" fo:country="RU" fo:font-weight="normal"/>
    </style:style>
    <style:style style:name="T143" style:family="text">
      <style:text-properties style:font-name="inherit1" fo:language="en" fo:country="US"/>
    </style:style>
    <style:style style:name="T144" style:family="text">
      <style:text-properties style:font-name="inherit1" fo:language="ru" fo:country="RU"/>
    </style:style>
    <style:style style:name="T145" style:family="text">
      <style:text-properties style:font-name="inherit1" fo:letter-spacing="normal"/>
    </style:style>
    <style:style style:name="T146" style:family="text">
      <style:text-properties fo:color="#333333" style:font-name="inherit1"/>
    </style:style>
    <style:style style:name="T147" style:family="text">
      <style:text-properties fo:color="#000000"/>
    </style:style>
    <style:style style:name="T148" style:family="text">
      <style:text-properties fo:color="#000000" fo:language="en" fo:country="US"/>
    </style:style>
    <style:style style:name="T149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6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2">C# 5.0 и .NET 4.5</text:span></text:a></text:p>
      <text:p text:style-name="P1"><text:span text:style-name="T114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3">Руководство C# - Часть 1</text:span></text:a></text:p>
      <text:p text:style-name="P1"><text:span text:style-name="T114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3">Руководство C# - Часть 2</text:span></text:a></text:p>
      <text:p text:style-name="P1"><text:span text:style-name="T115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4">Основы .NET</text:span></text:a></text:p>
      <text:p text:style-name="P1"><text:span text:style-name="T114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3">Сборки .NET</text:span></text:a><text:span text:style-name="T125">  </text:span><text:span text:style-name="T98">- не применял</text:span></text:p>
      <text:p text:style-name="P1"><text:span text:style-name="T114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3">Потоки и файлы</text:span></text:a></text:p>
      <text:p text:style-name="P1"><text:span text:style-name="T115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4">Работа с сетью</text:span></text:a></text:p>
      <text:p text:style-name="P1"><text:span text:style-name="T116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5">Оптимизация приложений</text:span></text:a></text:p>
      <text:p text:style-name="P8"> </text:p>
      <text:p text:style-name="P1"><text:span text:style-name="T86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2">WPF</text:span></text:a></text:p>
      <text:p text:style-name="P1"><text:span text:style-name="T114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3">Основа WPF</text:span></text:a></text:p>
      <text:p text:style-name="P1"><text:span text:style-name="T115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4">Элементы управления WPF</text:span></text:a></text:p>
      <text:p text:style-name="P1"><text:span text:style-name="T115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4">Привязка и стили</text:span></text:a></text:p>
      <text:p text:style-name="P1"><text:span text:style-name="T115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4">Графика и анимация</text:span></text:a></text:p>
      <text:p text:style-name="P1"><text:span text:style-name="T115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4">Шаблоны WPF</text:span></text:a></text:p>
      <text:p text:style-name="P1"><text:span text:style-name="T116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5">Периферия WPF</text:span></text:a></text:p>
      <text:p text:style-name="P8"> </text:p>
      <text:p text:style-name="P1"><text:span text:style-name="T86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2">Темы WPF</text:span></text:a></text:p>
      <text:p text:style-name="P1"><text:span text:style-name="T116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5">Dark Blue UI</text:span></text:a></text:p>
      <text:p text:style-name="P1"><text:span text:style-name="T116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5">Dark Orange UI</text:span></text:a></text:p>
      <text:p text:style-name="P8"> </text:p>
      <text:p text:style-name="P1"><text:span text:style-name="T87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6">Silverlight 5</text:span></text:a></text:p>
      <text:p text:style-name="P8"> </text:p>
      <text:p text:style-name="P1"><text:span text:style-name="T86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2">Expression Blend 4</text:span></text:a></text:p>
      <text:p text:style-name="P1"><text:span text:style-name="T116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5">Основы работы</text:span></text:a></text:p>
      <text:p text:style-name="P1"><text:span text:style-name="T116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5">Графические интерфейсы</text:span></text:a></text:p>
      <text:p text:style-name="P1"><text:span text:style-name="T116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5">Windows Phone 7 и SF</text:span></text:a></text:p>
      <text:p text:style-name="P8"> </text:p>
      <text:p text:style-name="P1"><text:span text:style-name="T86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2">Работа с БД</text:span></text:a></text:p>
      <text:p text:style-name="P1"><text:span text:style-name="T114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3">ADO.NET</text:span></text:a></text:p>
      <text:p text:style-name="P1"><text:span text:style-name="T114">o</text:span><text:span text:style-name="T8">    </text:span><text:a xlink:type="simple" xlink:href="http://professorweb.ru/my/entity-framework/6/level1/" text:style-name="Internet_20_link" text:visited-style-name="Visited_20_Internet_20_Link"><text:span text:style-name="T93">Entity Framework 6</text:span></text:a></text:p>
      <text:p text:style-name="P1"><text:span text:style-name="T117">o</text:span><text:span text:style-name="T11">    </text:span><text:a xlink:type="simple" xlink:href="http://professorweb.ru/my/sql-server/2012/level1/" text:style-name="Internet_20_link" text:visited-style-name="Visited_20_Internet_20_Link"><text:span text:style-name="T96">SQL Server 2012</text:span></text:a></text:p>
      <text:p text:style-name="P8"> </text:p>
      <text:p text:style-name="P1"><text:span text:style-name="T86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2">LINQ</text:span></text:a></text:p>
      <text:p text:style-name="P1"><text:span text:style-name="T114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3">LINQ to Objects</text:span></text:a></text:p>
      <text:p text:style-name="P1"><text:span text:style-name="T114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3">LINQ to XML</text:span></text:a></text:p>
      <text:p text:style-name="P1"><text:span text:style-name="T114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3">LINQ to DataSet и SQL</text:span></text:a></text:p>
      <text:p text:style-name="P1"><text:span text:style-name="T114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3">LINQ to Entities</text:span></text:a></text:p>
      <text:p text:style-name="P1"><text:span text:style-name="T114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3">Parallel LINQ</text:span></text:a></text:p>
      <text:p text:style-name="P8"> </text:p>
      <text:p text:style-name="P1"><text:span text:style-name="T86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2">ASP.NET</text:span></text:a></text:p>
      <text:p text:style-name="P1"><text:span text:style-name="T116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5">Основы ASP.NET</text:span></text:a></text:p>
      <text:p text:style-name="P1"><text:span text:style-name="T116">o</text:span><text:span text:style-name="T10">    </text:span><text:a xlink:type="simple" xlink:href="http://professorweb.ru/my/ASP_NET/sites/level1/" text:style-name="Internet_20_link" text:visited-style-name="Visited_20_Internet_20_Link"><text:span text:style-name="T95">Веб-сайты</text:span></text:a></text:p>
      <text:p text:style-name="P1"><text:span text:style-name="T116">o</text:span><text:span text:style-name="T10">    </text:span><text:a xlink:type="simple" xlink:href="http://professorweb.ru/my/ASP_NET/security/level1/" text:style-name="Internet_20_link" text:visited-style-name="Visited_20_Internet_20_Link"><text:span text:style-name="T95">Безопасность</text:span></text:a></text:p>
      <text:p text:style-name="P1"><text:span text:style-name="T116">o</text:span><text:span text:style-name="T10">    </text:span><text:a xlink:type="simple" xlink:href="http://professorweb.ru/my/ASP_NET/gamestore/level1/" text:style-name="Internet_20_link" text:visited-style-name="Visited_20_Internet_20_Link"><text:span text:style-name="T95">Интернет магазин</text:span></text:a></text:p>
      <text:p text:style-name="P1"><text:span text:style-name="T116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5">ASP.NET Web Forms 4.5</text:span></text:a></text:p>
      <text:p text:style-name="P1"><text:span text:style-name="T116">o</text:span><text:span text:style-name="T10">    </text:span><text:a xlink:type="simple" xlink:href="http://professorweb.ru/my/ASP_NET/mvc/level1/" text:style-name="Internet_20_link" text:visited-style-name="Visited_20_Internet_20_Link"><text:span text:style-name="T95">ASP.NET MVC 5</text:span></text:a></text:p>
      <text:p text:style-name="P8"> </text:p>
      <text:p text:style-name="P1"><text:span text:style-name="T86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2">Windows 8/10</text:span></text:a></text:p>
      <text:p text:style-name="P1"><text:span text:style-name="T118">o</text:span><text:span text:style-name="T12">    </text:span><text:a xlink:type="simple" xlink:href="http://professorweb.ru/my/windows8/rt/level1/" text:style-name="Internet_20_link" text:visited-style-name="Visited_20_Internet_20_Link"><text:span text:style-name="T97">WinRT - основы</text:span></text:a></text:p>
      <text:p text:style-name="P1"><text:span text:style-name="T118">o</text:span><text:span text:style-name="T12">    </text:span><text:a xlink:type="simple" xlink:href="http://professorweb.ru/my/windows8/rt-ext/level1/" text:style-name="Internet_20_link" text:visited-style-name="Visited_20_Internet_20_Link"><text:span text:style-name="T99">WinRT - специальные возможности</text:span></text:a></text:p>
      <text:p text:style-name="Text_20_body"> </text:p>
      <text:p text:style-name="P1"><text:span text:style-name="T86">·</text:span><text:span text:style-name="T1"> </text:span><text:span text:style-name="T7">О</text:span><text:span text:style-name="T19">сновы веб программирование</text:span></text:p>
      <text:p text:style-name="P1"><text:span text:style-name="T124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6">___</text:span> - смотри ниже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P10">Основы .NET</text:p>
      <text:p text:style-name="P17"><text:a xlink:type="simple" xlink:href="http://professorweb.ru/my/csharp/charp_theory/level1/infocsharp.php" text:style-name="Internet_20_link" text:visited-style-name="Visited_20_Internet_20_Link"><text:span text:style-name="T100">C# и .NET</text:span></text:a> <text:span text:style-name="T131">--- Основы .NET</text:span></text:p>
      <text:p text:style-name="P13">Содержание:</text:p>
      <text:p text:style-name="P25"/>
      <text:p text:style-name="P20"><text:span text:style-name="T86">·</text:span><text:span text:style-name="T1">     </text:span><text:span text:style-name="T109">1. Мониторинг приложений</text:span></text:p>
      <text:p text:style-name="P21"><text:span text:style-name="T114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01">Контракты кода</text:span></text:a></text:p>
      <text:p text:style-name="P21"><text:span text:style-name="T114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01">Трассировка</text:span></text:a></text:p>
      <text:p text:style-name="P21"><text:span text:style-name="T114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01">Протоколирование событий</text:span></text:a></text:p>
      <text:p text:style-name="P21"><text:span text:style-name="T114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01">Производительность приложений</text:span></text:a></text:p>
      <text:p text:style-name="P20"><text:span text:style-name="T86">·</text:span><text:span text:style-name="T1">     </text:span><text:span text:style-name="T109">2. Безопасность</text:span></text:p>
      <text:p text:style-name="P21"><text:span text:style-name="T114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01">Аутентификация и авторизация</text:span></text:a></text:p>
      <text:p text:style-name="P21"><text:span text:style-name="T114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01">Службы клиентских приложений</text:span></text:a></text:p>
      <text:p text:style-name="P21"><text:span text:style-name="T114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01">Шифрование</text:span></text:a></text:p>
      <text:p text:style-name="P21"><text:span text:style-name="T114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01">Доступ к ресурсам</text:span></text:a></text:p>
      <text:p text:style-name="P21"><text:span text:style-name="T114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01">Безопасность доступа кода</text:span></text:a></text:p>
      <text:p text:style-name="P21"><text:span text:style-name="T114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01">Использование сертификатов</text:span></text:a></text:p>
      <text:p text:style-name="P20"><text:span text:style-name="T86">·</text:span><text:span text:style-name="T1">     </text:span><text:span text:style-name="T109">3. Локализация приложений</text:span></text:p>
      <text:p text:style-name="P21"><text:span text:style-name="T114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01">Пространство имен System.Globalization</text:span></text:a></text:p>
      <text:p text:style-name="P21"><text:span text:style-name="T114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01">Культура приложения</text:span></text:a></text:p>
      <text:p text:style-name="P21"><text:span text:style-name="T114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01">Ресурсы локализованных приложений</text:span></text:a></text:p>
      <text:p text:style-name="P21"><text:span text:style-name="T114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01">Создание специальных культур</text:span></text:a></text:p>
      <text:p text:style-name="P20"><text:span text:style-name="T88">·</text:span><text:span text:style-name="T3">     </text:span><text:span text:style-name="T110">4. Службы Windows</text:span></text:p>
      <text:p text:style-name="P21"><text:span text:style-name="T116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2">Архитектура служб Windows</text:span></text:a></text:p>
      <text:p text:style-name="P21"><text:span text:style-name="T116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2">Создание службы Windows</text:span></text:a></text:p>
      <text:p text:style-name="P21"><text:span text:style-name="T116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2">Программа службы</text:span></text:a></text:p>
      <text:p text:style-name="P21"><text:span text:style-name="T116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2">Программа установки службы</text:span></text:a></text:p>
      <text:p text:style-name="P21"><text:span text:style-name="T116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2">Мониторинг служб Windows</text:span></text:a></text:p>
      <text:p text:style-name="P21"><text:span text:style-name="T116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2">Управление службами Windows</text:span></text:a></text:p>
      <text:p text:style-name="P21"><text:span text:style-name="T116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2">Выявление неисправностей работы службы Windows</text:span></text:a></text:p>
      <text:p text:style-name="P20"><text:span text:style-name="T89">·</text:span><text:span text:style-name="T4">     </text:span><text:span text:style-name="T111">5. Managed Extensibility Framework</text:span></text:p>
      <text:p text:style-name="P21"><text:soft-page-break/><text:span text:style-name="T119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3">Архитектура MEF</text:span></text:a></text:p>
      <text:p text:style-name="P21"><text:span text:style-name="T119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3">Контракты в MEF</text:span></text:a></text:p>
      <text:p text:style-name="P21"><text:span text:style-name="T119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3">Экспорт MEF</text:span></text:a></text:p>
      <text:p text:style-name="P21"><text:span text:style-name="T119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3">Импорт MEF</text:span></text:a></text:p>
      <text:p text:style-name="P21"><text:span text:style-name="T119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3">Контейнеры и поставщики экспорта MEF</text:span></text:a></text:p>
      <text:p text:style-name="P21"><text:span text:style-name="T119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3">Каталоги MEF</text:span></text:a></text:p>
      <text:p text:style-name="P20"><text:span text:style-name="T89">·</text:span><text:span text:style-name="T4">     </text:span><text:span text:style-name="T111">6. Managed And-In Framework</text:span></text:p>
      <text:p text:style-name="P21"><text:span text:style-name="T119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3">Архитектура MAF</text:span></text:a></text:p>
      <text:p text:style-name="P21"><text:span text:style-name="T119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3">Пример дополнения MAF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P22">Сетевое программирование на C#</text:p>
      <text:p text:style-name="P23">Содержание:</text:p>
      <text:p text:style-name="P25"/>
      <text:p text:style-name="P18"><text:span text:style-name="T86">·</text:span><text:span text:style-name="T1">     </text:span><text:span text:style-name="T109">1. Сетевые понятия и протоколы</text:span></text:p>
      <text:p text:style-name="P21"><text:span text:style-name="T114">o</text:span><text:span text:style-name="T8">    </text:span><text:a xlink:type="simple" xlink:href="http://professorweb.ru/my/csharp/web/level1/1_1.php" text:style-name="Internet_20_link" text:visited-style-name="Visited_20_Internet_20_Link"><text:span text:style-name="T101">Физическая сеть</text:span></text:a></text:p>
      <text:p text:style-name="P21"><text:span text:style-name="T114">o</text:span><text:span text:style-name="T8">    </text:span><text:a xlink:type="simple" xlink:href="http://professorweb.ru/my/csharp/web/level1/1_2.php" text:style-name="Internet_20_link" text:visited-style-name="Visited_20_Internet_20_Link"><text:span text:style-name="T101">Модель OSI</text:span></text:a></text:p>
      <text:p text:style-name="P21"><text:span text:style-name="T114">o</text:span><text:span text:style-name="T8">    </text:span><text:a xlink:type="simple" xlink:href="http://professorweb.ru/my/csharp/web/level1/1_3.php" text:style-name="Internet_20_link" text:visited-style-name="Visited_20_Internet_20_Link"><text:span text:style-name="T101">IP — Internet Protocol</text:span></text:a></text:p>
      <text:p text:style-name="P21"><text:span text:style-name="T114">o</text:span><text:span text:style-name="T8">    </text:span><text:a xlink:type="simple" xlink:href="http://professorweb.ru/my/csharp/web/level1/1_4.php" text:style-name="Internet_20_link" text:visited-style-name="Visited_20_Internet_20_Link"><text:span text:style-name="T101">Протоколы TCP и UDP</text:span></text:a></text:p>
      <text:p text:style-name="P21"><text:span text:style-name="T114">o</text:span><text:span text:style-name="T8">    </text:span><text:a xlink:type="simple" xlink:href="http://professorweb.ru/my/csharp/web/level1/1_5.php" text:style-name="Internet_20_link" text:visited-style-name="Visited_20_Internet_20_Link"><text:span text:style-name="T101">Протоколы ICMP и IGMP</text:span></text:a></text:p>
      <text:p text:style-name="P21"><text:span text:style-name="T114">o</text:span><text:span text:style-name="T8">    </text:span><text:a xlink:type="simple" xlink:href="http://professorweb.ru/my/csharp/web/level1/1_6.php" text:style-name="Internet_20_link" text:visited-style-name="Visited_20_Internet_20_Link"><text:span text:style-name="T101">Протоколы Интернета и электронной почты</text:span></text:a></text:p>
      <text:p text:style-name="P18"><text:span text:style-name="T86">·</text:span><text:span text:style-name="T1">     </text:span><text:span text:style-name="T109">2. Работа с сетью</text:span></text:p>
      <text:p text:style-name="P21"><text:span text:style-name="T114">o</text:span><text:span text:style-name="T8">    </text:span><text:a xlink:type="simple" xlink:href="http://professorweb.ru/my/csharp/web/level2/2_1.php" text:style-name="Internet_20_link" text:visited-style-name="Visited_20_Internet_20_Link"><text:span text:style-name="T101">Пространство имен System.Net</text:span></text:a></text:p>
      <text:p text:style-name="P21"><text:span text:style-name="T114">o</text:span><text:span text:style-name="T8">    </text:span><text:a xlink:type="simple" xlink:href="http://professorweb.ru/my/csharp/web/level2/2_2.php" text:style-name="Internet_20_link" text:visited-style-name="Visited_20_Internet_20_Link"><text:span text:style-name="T101">Работа с URI</text:span></text:a></text:p>
      <text:p text:style-name="P21"><text:span text:style-name="T114">o</text:span><text:span text:style-name="T8">    </text:span><text:a xlink:type="simple" xlink:href="http://professorweb.ru/my/csharp/web/level2/2_3.php" text:style-name="Internet_20_link" text:visited-style-name="Visited_20_Internet_20_Link"><text:span text:style-name="T101">Класс WebClient</text:span></text:a></text:p>
      <text:p text:style-name="P21"><text:span text:style-name="T114">o</text:span><text:span text:style-name="T8">    </text:span><text:a xlink:type="simple" xlink:href="http://professorweb.ru/my/csharp/web/level2/2_4.php" text:style-name="Internet_20_link" text:visited-style-name="Visited_20_Internet_20_Link"><text:span text:style-name="T101">Классы WebRequest и WebResponse</text:span></text:a></text:p>
      <text:p text:style-name="P21"><text:span text:style-name="T114">o</text:span><text:span text:style-name="T8">    </text:span><text:a xlink:type="simple" xlink:href="http://professorweb.ru/my/csharp/web/level2/2_5.php" text:style-name="Internet_20_link" text:visited-style-name="Visited_20_Internet_20_Link"><text:span text:style-name="T101">Классы .NET для IP-адресов</text:span></text:a></text:p>
      <text:p text:style-name="P21"><text:span text:style-name="T114">o</text:span><text:span text:style-name="T8">    </text:span><text:a xlink:type="simple" xlink:href="http://professorweb.ru/my/csharp/web/level2/2_6.php" text:style-name="Internet_20_link" text:visited-style-name="Visited_20_Internet_20_Link"><text:span text:style-name="T101">Web-прокси</text:span></text:a></text:p>
      <text:p text:style-name="P21"><text:span text:style-name="T114">o</text:span><text:span text:style-name="T8">    </text:span><text:a xlink:type="simple" xlink:href="http://professorweb.ru/my/csharp/web/level2/2_7.php" text:style-name="Internet_20_link" text:visited-style-name="Visited_20_Internet_20_Link"><text:span text:style-name="T101">Аутентификация и разрешения</text:span></text:a></text:p>
      <text:p text:style-name="P18"><text:span text:style-name="T86">·</text:span><text:span text:style-name="T1">     </text:span><text:span text:style-name="T109">3. Работа с сокетами</text:span></text:p>
      <text:p text:style-name="P21"><text:span text:style-name="T114">o</text:span><text:span text:style-name="T8">    </text:span><text:a xlink:type="simple" xlink:href="http://professorweb.ru/my/csharp/web/level3/3_1.php" text:style-name="Internet_20_link" text:visited-style-name="Visited_20_Internet_20_Link"><text:span text:style-name="T101">Сокеты</text:span></text:a></text:p>
      <text:p text:style-name="P21"><text:soft-page-break/><text:span text:style-name="T114">o</text:span><text:span text:style-name="T8">    </text:span><text:a xlink:type="simple" xlink:href="http://professorweb.ru/my/csharp/web/level3/3_2.php" text:style-name="Internet_20_link" text:visited-style-name="Visited_20_Internet_20_Link"><text:span text:style-name="T101">Клиент-серверное приложение на потоковом сокете TCP</text:span></text:a></text:p>
      <text:p text:style-name="P21"><text:span text:style-name="T114">o</text:span><text:span text:style-name="T8">    </text:span><text:a xlink:type="simple" xlink:href="http://professorweb.ru/my/csharp/web/level3/3_3.php" text:style-name="Internet_20_link" text:visited-style-name="Visited_20_Internet_20_Link"><text:span text:style-name="T101">Программа сканирования портов</text:span></text:a></text:p>
      <text:p text:style-name="P21"><text:span text:style-name="T114">o</text:span><text:span text:style-name="T8">    </text:span><text:a xlink:type="simple" xlink:href="http://professorweb.ru/my/csharp/web/level3/3_4.php" text:style-name="Internet_20_link" text:visited-style-name="Visited_20_Internet_20_Link"><text:span text:style-name="T101">Разрешения сокетов</text:span></text:a></text:p>
      <text:p text:style-name="P18"><text:span text:style-name="T86">·</text:span><text:span text:style-name="T1">     </text:span><text:span text:style-name="T109">4. TCP, FTP и UDP</text:span></text:p>
      <text:p text:style-name="P21"><text:span text:style-name="T114">o</text:span><text:span text:style-name="T8">    </text:span><text:a xlink:type="simple" xlink:href="http://professorweb.ru/my/csharp/web/level4/4_1.php" text:style-name="Internet_20_link" text:visited-style-name="Visited_20_Internet_20_Link"><text:span text:style-name="T101">Протокол TCP</text:span></text:a></text:p>
      <text:p text:style-name="P21"><text:span text:style-name="T114">o</text:span><text:span text:style-name="T8">    </text:span><text:a xlink:type="simple" xlink:href="http://professorweb.ru/my/csharp/web/level4/4_2.php" text:style-name="Internet_20_link" text:visited-style-name="Visited_20_Internet_20_Link"><text:span text:style-name="T101">Класс TcpClient</text:span></text:a></text:p>
      <text:p text:style-name="P21"><text:span text:style-name="T114">o</text:span><text:span text:style-name="T8">    </text:span><text:a xlink:type="simple" xlink:href="http://professorweb.ru/my/csharp/web/level4/4_3.php" text:style-name="Internet_20_link" text:visited-style-name="Visited_20_Internet_20_Link"><text:span text:style-name="T101">FTP Client</text:span></text:a></text:p>
      <text:p text:style-name="P21"><text:span text:style-name="T114">o</text:span><text:span text:style-name="T8">    </text:span><text:a xlink:type="simple" xlink:href="http://professorweb.ru/my/csharp/web/level4/4_4.php" text:style-name="Internet_20_link" text:visited-style-name="Visited_20_Internet_20_Link"><text:span text:style-name="T101">Класс TcpListener</text:span></text:a></text:p>
      <text:p text:style-name="P21"><text:span text:style-name="T114">o</text:span><text:span text:style-name="T8">    </text:span><text:a xlink:type="simple" xlink:href="http://professorweb.ru/my/csharp/web/level4/4_5.php" text:style-name="Internet_20_link" text:visited-style-name="Visited_20_Internet_20_Link"><text:span text:style-name="T101">Протокол UDP</text:span></text:a></text:p>
      <text:p text:style-name="P21"><text:span text:style-name="T114">o</text:span><text:span text:style-name="T8">    </text:span><text:a xlink:type="simple" xlink:href="http://professorweb.ru/my/csharp/web/level4/4_6.php" text:style-name="Internet_20_link" text:visited-style-name="Visited_20_Internet_20_Link"><text:span text:style-name="T101">Класс UdpClient</text:span></text:a></text:p>
      <text:p text:style-name="P21"><text:span text:style-name="T114">o</text:span><text:span text:style-name="T8">    </text:span><text:a xlink:type="simple" xlink:href="http://professorweb.ru/my/csharp/web/level4/4_7.php" text:style-name="Internet_20_link" text:visited-style-name="Visited_20_Internet_20_Link"><text:span text:style-name="T101">Пример приложения UDP</text:span></text:a></text:p>
      <text:p text:style-name="P21"><text:span text:style-name="T114">o</text:span><text:span text:style-name="T8">    </text:span><text:a xlink:type="simple" xlink:href="http://professorweb.ru/my/csharp/web/level4/4_8.php" text:style-name="Internet_20_link" text:visited-style-name="Visited_20_Internet_20_Link"><text:span text:style-name="T101">Передача файлов по UDP</text:span></text:a></text:p>
      <text:p text:style-name="P21"><text:span text:style-name="T114">o</text:span><text:span text:style-name="T8">    </text:span><text:a xlink:type="simple" xlink:href="http://professorweb.ru/my/csharp/web/level4/4_9.php" text:style-name="Internet_20_link" text:visited-style-name="Visited_20_Internet_20_Link"><text:span text:style-name="T101">Высокоуровневые протоколы, основанные на UDP</text:span></text:a></text:p>
      <text:p text:style-name="P18"><text:span text:style-name="T86">·</text:span><text:span text:style-name="T1">     </text:span><text:span text:style-name="T109">5. HTTP</text:span></text:p>
      <text:p text:style-name="P21"><text:span text:style-name="T114">o</text:span><text:span text:style-name="T8">    </text:span><text:a xlink:type="simple" xlink:href="http://professorweb.ru/my/csharp/web/level7/7_1.php" text:style-name="Internet_20_link" text:visited-style-name="Visited_20_Internet_20_Link"><text:span text:style-name="T101">Протокол HTTP</text:span></text:a></text:p>
      <text:p text:style-name="P21"><text:span text:style-name="T114">o</text:span><text:span text:style-name="T8">    </text:span><text:a xlink:type="simple" xlink:href="http://professorweb.ru/my/csharp/web/level7/7_2.php" text:style-name="Internet_20_link" text:visited-style-name="Visited_20_Internet_20_Link"><text:span text:style-name="T101">Классы HttpWebRequest и HttpWebResponse</text:span></text:a></text:p>
      <text:p text:style-name="P21"><text:span text:style-name="T114">o</text:span><text:span text:style-name="T8">    </text:span><text:a xlink:type="simple" xlink:href="http://professorweb.ru/my/csharp/web/level7/7_3.php" text:style-name="Internet_20_link" text:visited-style-name="Visited_20_Internet_20_Link"><text:span text:style-name="T101">Управление соединением HTTP</text:span></text:a></text:p>
      <text:p text:style-name="P21"><text:span text:style-name="T114">o</text:span><text:span text:style-name="T8">    </text:span><text:a xlink:type="simple" xlink:href="http://professorweb.ru/my/csharp/web/level7/7_4.php" text:style-name="Internet_20_link" text:visited-style-name="Visited_20_Internet_20_Link"><text:span text:style-name="T101">Чтение и запись cookie</text:span></text:a></text:p>
      <text:p text:style-name="P18"><text:span text:style-name="T86">·</text:span><text:span text:style-name="T1">     </text:span><text:span text:style-name="T109">6. Сеть P2P</text:span></text:p>
      <text:p text:style-name="P21"><text:span text:style-name="T119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3">Сеть P2P</text:span></text:a></text:p>
      <text:p text:style-name="P21"><text:span text:style-name="T120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3">Платформа</text:span></text:a><text:a xlink:type="simple" xlink:href="http://professorweb.ru/my/csharp/web/level8/8_2.php" text:style-name="Internet_20_link" text:visited-style-name="Visited_20_Internet_20_Link"><text:span text:style-name="T130"> </text:span></text:a><text:a xlink:type="simple" xlink:href="http://professorweb.ru/my/csharp/web/level8/8_2.php" text:style-name="Internet_20_link" text:visited-style-name="Visited_20_Internet_20_Link"><text:span text:style-name="T104">Microsoft Peer-to-Peer Networking</text:span></text:a></text:p>
      <text:p text:style-name="P21"><text:span text:style-name="T119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3">Создание приложений P2P</text:span></text:a></text:p>
      <text:p text:style-name="P21"><text:span text:style-name="T119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3">Пространство имен System.Net.PeerToPeer.Collaboration</text:span></text:a></text:p>
      <text:p text:style-name="P18"><text:span text:style-name="T86">·</text:span><text:span text:style-name="T1">     </text:span><text:span text:style-name="T109">7. Технология Message Queuing</text:span></text:p>
      <text:p text:style-name="P21"><text:span text:style-name="T119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3">Обзор Message Queuing</text:span></text:a></text:p>
      <text:p text:style-name="P21"><text:span text:style-name="T119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3">Архитектура Message Queuing</text:span></text:a></text:p>
      <text:p text:style-name="P21"><text:span text:style-name="T119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3">Программирование с использованием Message Queuing</text:span></text:a></text:p>
      <text:p text:style-name="P21"><text:span text:style-name="T119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3">Пример приложения Message Queuing</text:span></text:a></text:p>
      <text:p text:style-name="P21"><text:span text:style-name="T119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3">Транзакционные очереди</text:span></text:a></text:p>
      <text:p text:style-name="P18"><text:span text:style-name="T86">·</text:span><text:span text:style-name="T1">     </text:span><text:span text:style-name="T109">8. Синдикация RSS и Atom</text:span></text:p>
      <text:p text:style-name="P21"><text:span text:style-name="T119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3">Работа с RSS и Atom</text:span></text:a></text:p>
      <text:p text:style-name="P21"><text:span text:style-name="T119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3">Чтение каналов RSS и Atom</text:span></text:a></text:p>
      <text:p text:style-name="P21"><text:span text:style-name="T119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3">Предоставление каналов RSS и Atom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P10">Элементы управления WPF</text:p>
      <text:p text:style-name="P13"><text:soft-page-break/>Содержание:</text:p>
      <text:p text:style-name="P25"/>
      <text:p text:style-name="P20"><text:span text:style-name="T90">·</text:span><text:span text:style-name="T5">     </text:span><text:span text:style-name="T112">1. Базовые элементы управления</text:span></text:p>
      <text:p text:style-name="P21"><text:span text:style-name="T114">o</text:span><text:span text:style-name="T8">    </text:span><text:a xlink:type="simple" xlink:href="http://professorweb.ru/my/WPF/UI_WPF/level6/6_1.php" text:style-name="Internet_20_link" text:visited-style-name="Visited_20_Internet_20_Link"><text:span text:style-name="T101">Обзор элементов управления</text:span></text:a></text:p>
      <text:p text:style-name="P21"><text:span text:style-name="T114">o</text:span><text:span text:style-name="T8">    </text:span><text:a xlink:type="simple" xlink:href="http://professorweb.ru/my/WPF/UI_WPF/level6/6_2.php" text:style-name="Internet_20_link" text:visited-style-name="Visited_20_Internet_20_Link"><text:span text:style-name="T101">Кисти фона и переднего плана</text:span></text:a></text:p>
      <text:p text:style-name="P21"><text:span text:style-name="T114">o</text:span><text:span text:style-name="T8">    </text:span><text:a xlink:type="simple" xlink:href="http://professorweb.ru/my/WPF/UI_WPF/level6/6_3.php" text:style-name="Internet_20_link" text:visited-style-name="Visited_20_Internet_20_Link"><text:span text:style-name="T101">Использование шрифтов</text:span></text:a></text:p>
      <text:p text:style-name="P21"><text:span text:style-name="T114">o</text:span><text:span text:style-name="T8">    </text:span><text:a xlink:type="simple" xlink:href="http://professorweb.ru/my/WPF/UI_WPF/level6/6_4.php" text:style-name="Internet_20_link" text:visited-style-name="Visited_20_Internet_20_Link"><text:span text:style-name="T101">Подстановка и встраивание шрифтов</text:span></text:a></text:p>
      <text:p text:style-name="P21"><text:span text:style-name="T114">o</text:span><text:span text:style-name="T8">    </text:span><text:a xlink:type="simple" xlink:href="http://professorweb.ru/my/WPF/UI_WPF/level6/6_5.php" text:style-name="Internet_20_link" text:visited-style-name="Visited_20_Internet_20_Link"><text:span text:style-name="T101">Курсоры мыши</text:span></text:a></text:p>
      <text:p text:style-name="P21"><text:span text:style-name="T114">o</text:span><text:span text:style-name="T8">    </text:span><text:a xlink:type="simple" xlink:href="http://professorweb.ru/my/WPF/UI_WPF/level6/6_6.php" text:style-name="Internet_20_link" text:visited-style-name="Visited_20_Internet_20_Link"><text:span text:style-name="T101">Элементы управления содержимым</text:span></text:a></text:p>
      <text:p text:style-name="P21"><text:span text:style-name="T114">o</text:span><text:span text:style-name="T8">    </text:span><text:a xlink:type="simple" xlink:href="http://professorweb.ru/my/WPF/UI_WPF/level6/6_7.php" text:style-name="Internet_20_link" text:visited-style-name="Visited_20_Internet_20_Link"><text:span text:style-name="T101">Выравнивание</text:span></text:a></text:p>
      <text:p text:style-name="P21"><text:span text:style-name="T114">o</text:span><text:span text:style-name="T8">    </text:span><text:a xlink:type="simple" xlink:href="http://professorweb.ru/my/WPF/UI_WPF/level6/6_8.php" text:style-name="Internet_20_link" text:visited-style-name="Visited_20_Internet_20_Link"><text:span text:style-name="T101">Метки</text:span></text:a></text:p>
      <text:p text:style-name="P21"><text:span text:style-name="T114">o</text:span><text:span text:style-name="T8">    </text:span><text:a xlink:type="simple" xlink:href="http://professorweb.ru/my/WPF/UI_WPF/level6/6_9.php" text:style-name="Internet_20_link" text:visited-style-name="Visited_20_Internet_20_Link"><text:span text:style-name="T101">Кнопки</text:span></text:a></text:p>
      <text:p text:style-name="P21"><text:span text:style-name="T114">o</text:span><text:span text:style-name="T8">    </text:span><text:a xlink:type="simple" xlink:href="http://professorweb.ru/my/WPF/UI_WPF/level6/6_10.php" text:style-name="Internet_20_link" text:visited-style-name="Visited_20_Internet_20_Link"><text:span text:style-name="T101">Всплывающие подсказки</text:span></text:a></text:p>
      <text:p text:style-name="P21"><text:span text:style-name="T114">o</text:span><text:span text:style-name="T8">    </text:span><text:a xlink:type="simple" xlink:href="http://professorweb.ru/my/WPF/UI_WPF/level6/6_11.php" text:style-name="Internet_20_link" text:visited-style-name="Visited_20_Internet_20_Link"><text:span text:style-name="T101">ToolTipService и Popup</text:span></text:a></text:p>
      <text:p text:style-name="P21"><text:span text:style-name="T114">o</text:span><text:span text:style-name="T8">    </text:span><text:a xlink:type="simple" xlink:href="http://professorweb.ru/my/WPF/UI_WPF/level6/6_12.php" text:style-name="Internet_20_link" text:visited-style-name="Visited_20_Internet_20_Link"><text:span text:style-name="T101">Класс ScrollViewer</text:span></text:a></text:p>
      <text:p text:style-name="P21"><text:span text:style-name="T114">o</text:span><text:span text:style-name="T8">    </text:span><text:a xlink:type="simple" xlink:href="http://professorweb.ru/my/WPF/UI_WPF/level6/6_13.php" text:style-name="Internet_20_link" text:visited-style-name="Visited_20_Internet_20_Link"><text:span text:style-name="T101">GroupBox и TabItem</text:span></text:a></text:p>
      <text:p text:style-name="P21"><text:span text:style-name="T114">o</text:span><text:span text:style-name="T8">    </text:span><text:a xlink:type="simple" xlink:href="http://professorweb.ru/my/WPF/UI_WPF/level6/6_14.php" text:style-name="Internet_20_link" text:visited-style-name="Visited_20_Internet_20_Link"><text:span text:style-name="T101">Expander</text:span></text:a></text:p>
      <text:p text:style-name="P21"><text:span text:style-name="T114">o</text:span><text:span text:style-name="T8">    </text:span><text:a xlink:type="simple" xlink:href="http://professorweb.ru/my/WPF/UI_WPF/level6/6_15.php" text:style-name="Internet_20_link" text:visited-style-name="Visited_20_Internet_20_Link"><text:span text:style-name="T101">TextBox</text:span></text:a></text:p>
      <text:p text:style-name="P21"><text:span text:style-name="T114">o</text:span><text:span text:style-name="T8">    </text:span><text:a xlink:type="simple" xlink:href="http://professorweb.ru/my/WPF/UI_WPF/level6/6_16.php" text:style-name="Internet_20_link" text:visited-style-name="Visited_20_Internet_20_Link"><text:span text:style-name="T101">Проверка правописания и класс PasswordBox</text:span></text:a></text:p>
      <text:p text:style-name="P21"><text:span text:style-name="T114">o</text:span><text:span text:style-name="T8">    </text:span><text:a xlink:type="simple" xlink:href="http://professorweb.ru/my/WPF/UI_WPF/level6/6_17.php" text:style-name="Internet_20_link" text:visited-style-name="Visited_20_Internet_20_Link"><text:span text:style-name="T101">ListBox и ComboBox</text:span></text:a></text:p>
      <text:p text:style-name="P21"><text:span text:style-name="T114">o</text:span><text:span text:style-name="T8">    </text:span><text:a xlink:type="simple" xlink:href="http://professorweb.ru/my/WPF/UI_WPF/level6/6_18.php" text:style-name="Internet_20_link" text:visited-style-name="Visited_20_Internet_20_Link"><text:span text:style-name="T101">Slider и ProgressBar</text:span></text:a></text:p>
      <text:p text:style-name="P21"><text:span text:style-name="T114">o</text:span><text:span text:style-name="T8">    </text:span><text:a xlink:type="simple" xlink:href="http://professorweb.ru/my/WPF/UI_WPF/level6/6_19.php" text:style-name="Internet_20_link" text:visited-style-name="Visited_20_Internet_20_Link"><text:span text:style-name="T101">Calendar и DatePicker</text:span></text:a></text:p>
      <text:p text:style-name="P20"><text:span text:style-name="T90">·</text:span><text:span text:style-name="T5">     </text:span><text:span text:style-name="T112">2. Класс Application</text:span></text:p>
      <text:p text:style-name="P21"><text:span text:style-name="T114">o</text:span><text:span text:style-name="T8">    </text:span><text:a xlink:type="simple" xlink:href="http://professorweb.ru/my/WPF/UI_WPF/level7/7_1.php" text:style-name="Internet_20_link" text:visited-style-name="Visited_20_Internet_20_Link"><text:span text:style-name="T101">Создание и останов приложения</text:span></text:a></text:p>
      <text:p text:style-name="P21"><text:span text:style-name="T114">o</text:span><text:span text:style-name="T8">    </text:span><text:a xlink:type="simple" xlink:href="http://professorweb.ru/my/WPF/UI_WPF/level7/7_2.php" text:style-name="Internet_20_link" text:visited-style-name="Visited_20_Internet_20_Link"><text:span text:style-name="T101">События класса Application</text:span></text:a></text:p>
      <text:p text:style-name="P21"><text:span text:style-name="T114">o</text:span><text:span text:style-name="T8">    </text:span><text:a xlink:type="simple" xlink:href="http://professorweb.ru/my/WPF/UI_WPF/level7/7_3.php" text:style-name="Internet_20_link" text:visited-style-name="Visited_20_Internet_20_Link"><text:span text:style-name="T101">Экран заставки</text:span></text:a></text:p>
      <text:p text:style-name="P21"><text:span text:style-name="T114">o</text:span><text:span text:style-name="T8">    </text:span><text:a xlink:type="simple" xlink:href="http://professorweb.ru/my/WPF/UI_WPF/level7/7_4.php" text:style-name="Internet_20_link" text:visited-style-name="Visited_20_Internet_20_Link"><text:span text:style-name="T101">Взаимодействие между окнами</text:span></text:a></text:p>
      <text:p text:style-name="P21"><text:span text:style-name="T114">o</text:span><text:span text:style-name="T8">    </text:span><text:a xlink:type="simple" xlink:href="http://professorweb.ru/my/WPF/UI_WPF/level7/7_5.php" text:style-name="Internet_20_link" text:visited-style-name="Visited_20_Internet_20_Link"><text:span text:style-name="T101">Приложение одного экземпляра</text:span></text:a></text:p>
      <text:p text:style-name="P21"><text:span text:style-name="T114">o</text:span><text:span text:style-name="T8">    </text:span><text:a xlink:type="simple" xlink:href="http://professorweb.ru/my/WPF/UI_WPF/level7/7_6.php" text:style-name="Internet_20_link" text:visited-style-name="Visited_20_Internet_20_Link"><text:span text:style-name="T101">Регистрация типа файла</text:span></text:a></text:p>
      <text:p text:style-name="P21"><text:span text:style-name="T114">o</text:span><text:span text:style-name="T8">    </text:span><text:a xlink:type="simple" xlink:href="http://professorweb.ru/my/WPF/UI_WPF/level7/7_7.php" text:style-name="Internet_20_link" text:visited-style-name="Visited_20_Internet_20_Link"><text:span text:style-name="T101">Ресурсы сборки</text:span></text:a></text:p>
      <text:p text:style-name="P21"><text:span text:style-name="T114">o</text:span><text:span text:style-name="T8">    </text:span><text:a xlink:type="simple" xlink:href="http://professorweb.ru/my/WPF/UI_WPF/level7/7_8.php" text:style-name="Internet_20_link" text:visited-style-name="Visited_20_Internet_20_Link"><text:span text:style-name="T101">Извлечение ресурсов</text:span></text:a></text:p>
      <text:p text:style-name="P21"><text:span text:style-name="T114">o</text:span><text:span text:style-name="T8">    </text:span><text:a xlink:type="simple" xlink:href="http://professorweb.ru/my/WPF/UI_WPF/level7/7_9.php" text:style-name="Internet_20_link" text:visited-style-name="Visited_20_Internet_20_Link"><text:span text:style-name="T101">Использование ресурсов</text:span></text:a></text:p>
      <text:p text:style-name="P21"><text:span text:style-name="T114">o</text:span><text:span text:style-name="T8">    </text:span><text:a xlink:type="simple" xlink:href="http://professorweb.ru/my/WPF/UI_WPF/level7/7_10.php" text:style-name="Internet_20_link" text:visited-style-name="Visited_20_Internet_20_Link"><text:span text:style-name="T101">Локализация приложения</text:span></text:a></text:p>
      <text:p text:style-name="P21"><text:span text:style-name="T114">o</text:span><text:span text:style-name="T8">    </text:span><text:a xlink:type="simple" xlink:href="http://professorweb.ru/my/WPF/UI_WPF/level7/7_11.php" text:style-name="Internet_20_link" text:visited-style-name="Visited_20_Internet_20_Link"><text:span text:style-name="T101">Процесс перевода</text:span></text:a></text:p>
      <text:p text:style-name="P20"><text:span text:style-name="T90">·</text:span><text:span text:style-name="T5">     </text:span><text:span text:style-name="T112">3. Элементы ListView, TreeView и DataGrid</text:span></text:p>
      <text:p text:style-name="P21"><text:span text:style-name="T114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01">ListView</text:span></text:a></text:p>
      <text:p text:style-name="P21"><text:span text:style-name="T114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01">Шаблоны ячеек ListView</text:span></text:a></text:p>
      <text:p text:style-name="P21"><text:span text:style-name="T114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01">Создание специального представления</text:span></text:a></text:p>
      <text:p text:style-name="P21"><text:span text:style-name="T114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01">Стили представления</text:span></text:a></text:p>
      <text:p text:style-name="P21"><text:span text:style-name="T114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01">TreeView</text:span></text:a></text:p>
      <text:p text:style-name="P21"><text:span text:style-name="T114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01">Создание узлов TreeView</text:span></text:a></text:p>
      <text:p text:style-name="P21"><text:span text:style-name="T114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01">DataGrid</text:span></text:a></text:p>
      <text:p text:style-name="P21"><text:span text:style-name="T114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01">Столбцы DataGrid</text:span></text:a></text:p>
      <text:p text:style-name="P21"><text:span text:style-name="T114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01">Форматирование и стилизация столбцов DataGrid</text:span></text:a></text:p>
      <text:p text:style-name="P21"><text:span text:style-name="T114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01">Форматирование строк DataGrid</text:span></text:a></text:p>
      <text:p text:style-name="P21"><text:span text:style-name="T114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01">Настройка DataGrid</text:span></text:a></text:p>
      <text:p text:style-name="P20"><text:span text:style-name="T90">·</text:span><text:span text:style-name="T5">     </text:span><text:span text:style-name="T112">4. Окна</text:span></text:p>
      <text:p text:style-name="P21"><text:soft-page-break/><text:span text:style-name="T114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01">Класс Window</text:span></text:a></text:p>
      <text:p text:style-name="P21"><text:span text:style-name="T114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01">Отображение окна</text:span></text:a></text:p>
      <text:p text:style-name="P21"><text:span text:style-name="T114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01">Взаимодействие окон</text:span></text:a></text:p>
      <text:p text:style-name="P21"><text:span text:style-name="T114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01">Диалоговые окна</text:span></text:a></text:p>
      <text:p text:style-name="P21"><text:span text:style-name="T114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01">Окна нестандартной формы</text:span></text:a></text:p>
      <text:p text:style-name="P21"><text:span text:style-name="T114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01">Настройка нестандартных окон</text:span></text:a></text:p>
      <text:p text:style-name="P21"><text:span text:style-name="T114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01">Шаблон окна</text:span></text:a></text:p>
      <text:p text:style-name="P21"><text:span text:style-name="T114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01">Эффект AeroGlass</text:span></text:a></text:p>
      <text:p text:style-name="P21"><text:span text:style-name="T114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01">Панель задач Windows 7</text:span></text:a></text:p>
      <text:p text:style-name="P21"><text:span text:style-name="T114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01">Списки используемых элементов в панели задач</text:span></text:a></text:p>
      <text:p text:style-name="P21"><text:span text:style-name="T114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01">Изменение значков и окон предварительного просмотра, отображаемых в панели задач</text:span></text:a></text:p>
      <text:p text:style-name="P20"><text:span text:style-name="T88">·</text:span><text:span text:style-name="T3">     </text:span><text:span text:style-name="T110">5. Страницы и навигация</text:span></text:p>
      <text:p text:style-name="P21"><text:span text:style-name="T116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2">Страничная навигация</text:span></text:a></text:p>
      <text:p text:style-name="P21"><text:span text:style-name="T116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2">Страничные интерфейсы</text:span></text:a></text:p>
      <text:p text:style-name="P21"><text:span text:style-name="T116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2">Гиперссылки</text:span></text:a></text:p>
      <text:p text:style-name="P21"><text:span text:style-name="T116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2">Размещение страниц</text:span></text:a></text:p>
      <text:p text:style-name="P21"><text:span text:style-name="T116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2">Хронология страниц</text:span></text:a></text:p>
      <text:p text:style-name="P21"><text:span text:style-name="T116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2">Служба навигации</text:span></text:a></text:p>
      <text:p text:style-name="P21"><text:span text:style-name="T116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2">Управление журналом навигации</text:span></text:a></text:p>
      <text:p text:style-name="P21"><text:span text:style-name="T116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2">Добавление в журнал специальных элементов</text:span></text:a></text:p>
      <text:p text:style-name="P21"><text:span text:style-name="T116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2">Страничные функции</text:span></text:a></text:p>
      <text:p text:style-name="P21"><text:span text:style-name="T116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2">Приложения XBAP</text:span></text:a></text:p>
      <text:p text:style-name="P21"><text:span text:style-name="T116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2">Элемент управления WebBrowser</text:span></text:a></text:p>
      <text:p text:style-name="P21"><text:span text:style-name="T116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2">Написание сценариев для веб-страницы с помощью .NET</text:span></text:a></text:p>
      <text:p text:style-name="P20"><text:span text:style-name="T90">·</text:span><text:span text:style-name="T5">     </text:span><text:span text:style-name="T112">6. Меню, панели инструментов и ленты (Ribbon)</text:span></text:p>
      <text:p text:style-name="P21"><text:span text:style-name="T114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01">Меню</text:span></text:a></text:p>
      <text:p text:style-name="P21"><text:span text:style-name="T114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01">Элементы меню</text:span></text:a></text:p>
      <text:p text:style-name="P21"><text:span text:style-name="T114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01">Элемент управления ToolBar</text:span></text:a></text:p>
      <text:p text:style-name="P21"><text:span text:style-name="T114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01">Элементы управления ToolBarTray и StatusBar</text:span></text:a></text:p>
      <text:p text:style-name="P21"><text:span text:style-name="T114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01">Ленты</text:span></text:a></text:p>
      <text:p text:style-name="P21"><text:span text:style-name="T114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01">Настройка Ribbon</text:span></text:a></text:p>
      <text:p text:style-name="P20"><text:span text:style-name="T90">·</text:span><text:span text:style-name="T5">     </text:span><text:span text:style-name="T112">7. Звук и видео</text:span></text:p>
      <text:p text:style-name="P21"><text:span text:style-name="T114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01">Воспроизведение WAV-аудио</text:span></text:a></text:p>
      <text:p text:style-name="P21"><text:span text:style-name="T114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01">Класс MediaPlayer</text:span></text:a></text:p>
      <text:p text:style-name="P21"><text:span text:style-name="T114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01">Элемент MediaElement</text:span></text:a></text:p>
      <text:p text:style-name="P21"><text:span text:style-name="T114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01">Воспроизведение аудио с помощью триггеров</text:span></text:a></text:p>
      <text:p text:style-name="P21"><text:span text:style-name="T114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01">Изменение громкости, баланса, скорости и позиции воспроизведения</text:span></text:a></text:p>
      <text:p text:style-name="P21"><text:span text:style-name="T114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01">Видео</text:span></text:a></text:p>
      <text:p text:style-name="P21"><text:span text:style-name="T116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2">Синтез речи</text:span></text:a></text:p>
      <text:p text:style-name="P21"><text:span text:style-name="T116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2">Распознавание текста</text:span></text:a></text:p>
      <text:p text:style-name="P24"> </text:p>
      <text:p text:style-name="P24"> </text:p>
      <text:p text:style-name="P10">Привязка, стили и команды WPF</text:p>
      <text:p text:style-name="P13">Содержание:</text:p>
      <text:p text:style-name="P25"><text:soft-page-break/></text:p>
      <text:p text:style-name="P20"><text:span text:style-name="T90">·</text:span><text:span text:style-name="T5">     </text:span><text:span text:style-name="T112">1. Привязка элементов</text:span></text:p>
      <text:p text:style-name="P21"><text:span text:style-name="T114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01">Связывание элементов</text:span></text:a></text:p>
      <text:p text:style-name="P21"><text:span text:style-name="T114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01">Режимы привязки</text:span></text:a></text:p>
      <text:p text:style-name="P21"><text:span text:style-name="T114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01">Создание привязки в коде</text:span></text:a></text:p>
      <text:p text:style-name="P21"><text:span text:style-name="T114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01">Множественные привязки</text:span></text:a></text:p>
      <text:p text:style-name="P21"><text:span text:style-name="T114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01">Обновление привязок</text:span></text:a></text:p>
      <text:p text:style-name="P21"><text:span text:style-name="T114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01">Привязка к объектам</text:span></text:a></text:p>
      <text:p text:style-name="P20"><text:span text:style-name="T90">·</text:span><text:span text:style-name="T5">     </text:span><text:span text:style-name="T112">2. Команды</text:span></text:p>
      <text:p text:style-name="P21"><text:span text:style-name="T114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01">Команды</text:span></text:a></text:p>
      <text:p text:style-name="P21"><text:span text:style-name="T114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01">Модели команд</text:span></text:a></text:p>
      <text:p text:style-name="P21"><text:span text:style-name="T114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01">Библиотека команд</text:span></text:a></text:p>
      <text:p text:style-name="P21"><text:span text:style-name="T114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01">Выполнение команд</text:span></text:a></text:p>
      <text:p text:style-name="P21"><text:span text:style-name="T114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01">Настройка команд</text:span></text:a></text:p>
      <text:p text:style-name="P21"><text:span text:style-name="T114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01">Отключение команд</text:span></text:a></text:p>
      <text:p text:style-name="P21"><text:span text:style-name="T114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01">Встроенные команды</text:span></text:a></text:p>
      <text:p text:style-name="P21"><text:span text:style-name="T114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01">Специальные команды</text:span></text:a></text:p>
      <text:p text:style-name="P20"><text:span text:style-name="T90">·</text:span><text:span text:style-name="T5">     </text:span><text:span text:style-name="T112">3. Ресурсы</text:span></text:p>
      <text:p text:style-name="P21"><text:span text:style-name="T114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01">Ресурсы</text:span></text:a></text:p>
      <text:p text:style-name="P21"><text:span text:style-name="T114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01">Иерархия ресурсов</text:span></text:a></text:p>
      <text:p text:style-name="P21"><text:span text:style-name="T114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01">Статические и динамические ресурсы</text:span></text:a></text:p>
      <text:p text:style-name="P21"><text:span text:style-name="T114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01">Неразделяемые ресурсы</text:span></text:a></text:p>
      <text:p text:style-name="P21"><text:span text:style-name="T114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01">Ресурсы приложения и системы</text:span></text:a></text:p>
      <text:p text:style-name="P21"><text:span text:style-name="T114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01">Словари ресурсов</text:span></text:a></text:p>
      <text:p text:style-name="P21"><text:span text:style-name="T114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01">Разделение ресурсов между сборками</text:span></text:a></text:p>
      <text:p text:style-name="P20"><text:span text:style-name="T90">·</text:span><text:span text:style-name="T5">     </text:span><text:span text:style-name="T112">4. Стили</text:span></text:p>
      <text:p text:style-name="P21"><text:span text:style-name="T114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01">Стили</text:span></text:a></text:p>
      <text:p text:style-name="P21"><text:span text:style-name="T114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01">Создание объекта стиля</text:span></text:a></text:p>
      <text:p text:style-name="P21"><text:span text:style-name="T114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01">Установка свойств стилей</text:span></text:a></text:p>
      <text:p text:style-name="P21"><text:span text:style-name="T114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01">Присоединение обработчиков событий</text:span></text:a></text:p>
      <text:p text:style-name="P21"><text:span text:style-name="T114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01">Множество уровней стилей</text:span></text:a></text:p>
      <text:p text:style-name="P21"><text:span text:style-name="T114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01">Автоматическое применение стилей</text:span></text:a></text:p>
      <text:p text:style-name="P21"><text:span text:style-name="T114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01">Триггеры</text:span></text:a></text:p>
      <text:p text:style-name="P21"><text:span text:style-name="T114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01">Триггер события</text:span></text:a></text:p>
      <text:p text:style-name="P21"><text:span text:style-name="T123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8">Поведения</text:span></text:a></text:p>
      <text:p text:style-name="P21"><text:span text:style-name="T123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8">Создание поведений</text:span></text:a></text:p>
      <text:p text:style-name="P21"><text:span text:style-name="T123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8">Использование поведений</text:span></text:a></text:p>
      <text:p text:style-name="P20"><text:span text:style-name="T90">·</text:span><text:span text:style-name="T5">     </text:span><text:span text:style-name="T112">5. Привязка данных</text:span></text:p>
      <text:p text:style-name="P21"><text:span text:style-name="T114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01">Привязка данных из базы</text:span></text:a></text:p>
      <text:p text:style-name="P21"><text:span text:style-name="T114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01">Привязка к коллекции объектов</text:span></text:a></text:p>
      <text:p text:style-name="P21"><text:span text:style-name="T114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01">Проверка достоверности</text:span></text:a></text:p>
      <text:p text:style-name="P21"><text:span text:style-name="T114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01">Поставщики данных</text:span></text:a></text:p>
      <text:p text:style-name="P21"><text:span text:style-name="T114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01">Привязка данных и LINQ</text:span></text:a></text:p>
      <text:p text:style-name="P20"><text:span text:style-name="T86">·</text:span><text:span text:style-name="T1">     </text:span><text:span text:style-name="T109">6. Форматирование привязанных данных</text:span></text:p>
      <text:p text:style-name="P21"><text:span text:style-name="T122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7">Преобразование данных</text:span></text:a></text:p>
      <text:p text:style-name="P21"><text:span text:style-name="T122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7">Списочные элементы управления</text:span></text:a></text:p>
      <text:p text:style-name="P21"><text:span text:style-name="T122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7">Стилизация списков</text:span></text:a></text:p>
      <text:p text:style-name="P21"><text:span text:style-name="T121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6">Шаблоны данных</text:span></text:a></text:p>
      <text:p text:style-name="P24"><text:soft-page-break/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<text:span text:style-name="T132">__</text:span> - проходил кажется на 99 %</text:p>
      <text:p text:style-name="P24"> </text:p>
      <text:p text:style-name="P24"> </text:p>
      <text:p text:style-name="P9">Графика и анимация WPF</text:p>
      <text:p text:style-name="P17"><text:a xlink:type="simple" xlink:href="http://professorweb.ru/my/WPF/base_WPF/level1/info_WPF.php" text:style-name="Internet_20_link" text:visited-style-name="Visited_20_Internet_20_Link"><text:span text:style-name="T100">WPF</text:span></text:a> <text:span text:style-name="T131">--- Графика и анимация WPF</text:span></text:p>
      <text:p text:style-name="P12">Содержание:</text:p>
      <text:p text:style-name="P25"/>
      <text:p text:style-name="P18"><text:span text:style-name="T90">·</text:span><text:span text:style-name="T5">     </text:span><text:span text:style-name="T112">1. Фигуры, кисти и трансформации</text:span></text:p>
      <text:p text:style-name="P21"><text:span text:style-name="T114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01">Фигуры</text:span></text:a></text:p>
      <text:p text:style-name="P21"><text:span text:style-name="T114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01">Rectangle и Ellipse</text:span></text:a></text:p>
      <text:p text:style-name="P21"><text:span text:style-name="T114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01">Размеры и расположение фигур</text:span></text:a></text:p>
      <text:p text:style-name="P21"><text:span text:style-name="T114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01">Viewbox</text:span></text:a></text:p>
      <text:p text:style-name="P21"><text:span text:style-name="T114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01">Line</text:span></text:a></text:p>
      <text:p text:style-name="P21"><text:span text:style-name="T114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01">Polyline и Polygon</text:span></text:a></text:p>
      <text:p text:style-name="P21"><text:span text:style-name="T114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01">Настройка линий</text:span></text:a></text:p>
      <text:p text:style-name="P21"><text:span text:style-name="T114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01">Привязка к пикселям</text:span></text:a></text:p>
      <text:p text:style-name="P21"><text:span text:style-name="T114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01">Кисти</text:span></text:a></text:p>
      <text:p text:style-name="P21"><text:span text:style-name="T114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01">LinearGradientBrush</text:span></text:a></text:p>
      <text:p text:style-name="P21"><text:span text:style-name="T114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01">RadialGradientBrush</text:span></text:a></text:p>
      <text:p text:style-name="P21"><text:span text:style-name="T114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01">ImageBrush</text:span></text:a></text:p>
      <text:p text:style-name="P21"><text:span text:style-name="T114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01">Текстуры</text:span></text:a></text:p>
      <text:p text:style-name="P21"><text:span text:style-name="T114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01">VisualBrush</text:span></text:a></text:p>
      <text:p text:style-name="P21"><text:span text:style-name="T114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01">BitmapCacheBrush</text:span></text:a></text:p>
      <text:p text:style-name="P21"><text:span text:style-name="T114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01">Трансформации</text:span></text:a></text:p>
      <text:p text:style-name="P21"><text:span text:style-name="T114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01">Трансформация фигур</text:span></text:a></text:p>
      <text:p text:style-name="P21"><text:span text:style-name="T114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01">Трансформация элементов</text:span></text:a></text:p>
      <text:p text:style-name="P21"><text:span text:style-name="T114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01">Прозрачность</text:span></text:a></text:p>
      <text:p text:style-name="P21"><text:span text:style-name="T114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01">Маски непрозрачности</text:span></text:a></text:p>
      <text:p text:style-name="P18"><text:span text:style-name="T90">·</text:span><text:span text:style-name="T5">     </text:span><text:span text:style-name="T112">2. Классы Geometry и Drawing</text:span></text:p>
      <text:p text:style-name="P21"><text:span text:style-name="T114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01">Классы Path и Geometry</text:span></text:a></text:p>
      <text:p text:style-name="P21"><text:span text:style-name="T114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01">GeometryGroup</text:span></text:a></text:p>
      <text:p text:style-name="P21"><text:span text:style-name="T114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01">CombinedGeometry</text:span></text:a></text:p>
      <text:p text:style-name="P21"><text:span text:style-name="T114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01">PathGeometry</text:span></text:a></text:p>
      <text:p text:style-name="P21"><text:span text:style-name="T114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01">Мини-язык описания геометрии</text:span></text:a></text:p>
      <text:p text:style-name="P21"><text:span text:style-name="T114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01">Кадрирование геометрии</text:span></text:a></text:p>
      <text:p text:style-name="P21"><text:span text:style-name="T114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01">Рисунки</text:span></text:a></text:p>
      <text:p text:style-name="P21"><text:soft-page-break/><text:span text:style-name="T114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01">Экспорт рисунка</text:span></text:a></text:p>
      <text:p text:style-name="P19"><text:span text:style-name="T86">·</text:span><text:span text:style-name="T1">     </text:span><text:span text:style-name="T109">3. Эффекты и класс Visual</text:span></text:p>
      <text:p text:style-name="P21"><text:span text:style-name="T121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6">Класс Visual</text:span></text:a></text:p>
      <text:p text:style-name="P21"><text:span text:style-name="T121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6">Помещение визуальных объектов в оболочку элемента</text:span></text:a></text:p>
      <text:p text:style-name="P21"><text:span text:style-name="T121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6">Эффекты</text:span></text:a></text:p>
      <text:p text:style-name="P21"><text:span text:style-name="T121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6">ShaderEffect</text:span></text:a></text:p>
      <text:p text:style-name="P21"><text:span text:style-name="T121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6">WriteableBitmap</text:span></text:a></text:p>
      <text:p text:style-name="P21"><text:span text:style-name="T121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6">Запись пикселей</text:span></text:a></text:p>
      <text:p text:style-name="P19"><text:span text:style-name="T86">·</text:span><text:span text:style-name="T1">     </text:span><text:span text:style-name="T109">4. Основы анимации</text:span></text:p>
      <text:p text:style-name="P21"><text:span text:style-name="T121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6">Понятие анимации</text:span></text:a></text:p>
      <text:p text:style-name="P21"><text:span text:style-name="T121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6">Базовые анимации</text:span></text:a></text:p>
      <text:p text:style-name="P21"><text:span text:style-name="T121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6">Анимация в коде</text:span></text:a></text:p>
      <text:p text:style-name="P21"><text:span text:style-name="T121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6">Свойства линейной анимации</text:span></text:a></text:p>
      <text:p text:style-name="P21"><text:span text:style-name="T121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6">Время жизни анимации</text:span></text:a></text:p>
      <text:p text:style-name="P21"><text:span text:style-name="T121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6">Класс TimeLine</text:span></text:a></text:p>
      <text:p text:style-name="P21"><text:span text:style-name="T121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6">Раскадровка</text:span></text:a></text:p>
      <text:p text:style-name="P21"><text:span text:style-name="T121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6">Перекрывающиеся и синхронизированные анимации</text:span></text:a></text:p>
      <text:p text:style-name="P21"><text:span text:style-name="T121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6">Управление воспроизведением</text:span></text:a></text:p>
      <text:p text:style-name="P21"><text:span text:style-name="T121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6">Эффект вытеснения</text:span></text:a></text:p>
      <text:p text:style-name="P21"><text:span text:style-name="T121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6">Отслеживание хода анимации</text:span></text:a></text:p>
      <text:p text:style-name="P21"><text:span text:style-name="T121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6">Плавность анимации</text:span></text:a></text:p>
      <text:p text:style-name="P21"><text:span text:style-name="T121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6">Режимы плавности</text:span></text:a></text:p>
      <text:p text:style-name="P21"><text:span text:style-name="T121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6">Создание специальной функции плавности</text:span></text:a></text:p>
      <text:p text:style-name="P21"><text:span text:style-name="T121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6">Производительность анимации</text:span></text:a></text:p>
      <text:p text:style-name="P21"><text:span text:style-name="T121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6">Кэширование изображений</text:span></text:a></text:p>
      <text:p text:style-name="P18"><text:span text:style-name="T88">·</text:span><text:span text:style-name="T3">     </text:span><text:span text:style-name="T109">5</text:span><text:span text:style-name="T110">. Расширенная анимация</text:span></text:p>
      <text:p text:style-name="P21"><text:span text:style-name="T116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2">Анимированные трансформации</text:span></text:a></text:p>
      <text:p text:style-name="P21"><text:span text:style-name="T116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2">Множество анимированных трансформаций</text:span></text:a></text:p>
      <text:p text:style-name="P21"><text:span text:style-name="T116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2">Анимированные кисти</text:span></text:a></text:p>
      <text:p text:style-name="P21"><text:span text:style-name="T116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2">Анимация построителя текстуры</text:span></text:a></text:p>
      <text:p text:style-name="P21"><text:span text:style-name="T116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2">Анимация ключевого кадра</text:span></text:a></text:p>
      <text:p text:style-name="P21"><text:span text:style-name="T116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2">Сплайновые анимации ключевого кадра</text:span></text:a></text:p>
      <text:p text:style-name="P21"><text:span text:style-name="T116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2">Анимация на основе пути</text:span></text:a></text:p>
      <text:p text:style-name="P21"><text:span text:style-name="T116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2">Анимация на основе кадра</text:span></text:a></text:p>
      <text:p text:style-name="P18"><text:span text:style-name="T88">·</text:span><text:span text:style-name="T3">     </text:span><text:span text:style-name="T110">6. Трехмерная графика</text:span></text:p>
      <text:p text:style-name="P21"><text:span text:style-name="T116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2">Основы трехмерной графики</text:span></text:a></text:p>
      <text:p text:style-name="P21"><text:span text:style-name="T116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2">Трехмерные объекты</text:span></text:a></text:p>
      <text:p text:style-name="P21"><text:span text:style-name="T116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2">Геометрия трехмерных объектов</text:span></text:a></text:p>
      <text:p text:style-name="P21"><text:span text:style-name="T116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2">Источники света</text:span></text:a></text:p>
      <text:p text:style-name="P21"><text:span text:style-name="T116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2">Камера</text:span></text:a></text:p>
      <text:p text:style-name="P21"><text:span text:style-name="T116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2">Текстурирование и нормали</text:span></text:a></text:p>
      <text:p text:style-name="P21"><text:span text:style-name="T116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2">Сложные трехмерные фигуры</text:span></text:a></text:p>
      <text:p text:style-name="P21"><text:span text:style-name="T116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2">Материалы</text:span></text:a></text:p>
      <text:p text:style-name="P21"><text:span text:style-name="T116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2">Отображение текстур</text:span></text:a></text:p>
      <text:p text:style-name="P21"><text:span text:style-name="T116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2">Трансформации и вращения трехмерной графики</text:span></text:a></text:p>
      <text:p text:style-name="P21"><text:span text:style-name="T116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2">«Полеты» трехмерных фигур</text:span></text:a></text:p>
      <text:p text:style-name="P21"><text:span text:style-name="T116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2">Шаровый манипулятор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oft-page-break/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P9">Шаблоны и пользовательские элементы управления WPF</text:p>
      <text:p text:style-name="P17"><text:a xlink:type="simple" xlink:href="http://professorweb.ru/my/WPF/base_WPF/level1/info_WPF.php" text:style-name="Internet_20_link" text:visited-style-name="Visited_20_Internet_20_Link"><text:span text:style-name="T100">WPF</text:span></text:a> <text:span text:style-name="T131">--- Шаблоны и пользовательские элементы управления WPF</text:span></text:p>
      <text:p text:style-name="P12">Содержание:</text:p>
      <text:p text:style-name="P25"/>
      <text:p text:style-name="P18"><text:span text:style-name="T90">·</text:span><text:span text:style-name="T5">     </text:span><text:span text:style-name="T109">1. </text:span><text:span text:style-name="T112">Шаблоны элементов управления</text:span></text:p>
      <text:p text:style-name="P21"><text:span text:style-name="T114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01">Логические и визуальные деревья</text:span></text:a></text:p>
      <text:p text:style-name="P21"><text:span text:style-name="T114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01">Программный просмотр логического и визуального дерева</text:span></text:a></text:p>
      <text:p text:style-name="P21"><text:span text:style-name="T114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01">Шаблоны</text:span></text:a></text:p>
      <text:p text:style-name="P21"><text:span text:style-name="T114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01">Анализ элементов управления</text:span></text:a></text:p>
      <text:p text:style-name="P21"><text:span text:style-name="T114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01">Создание шаблонов</text:span></text:a></text:p>
      <text:p text:style-name="P21"><text:span text:style-name="T114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01">Триггеры, изменяющие свойства</text:span></text:a></text:p>
      <text:p text:style-name="P21"><text:span text:style-name="T114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01">Триггеры, использующие анимацию</text:span></text:a></text:p>
      <text:p text:style-name="P21"><text:span text:style-name="T114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01">Организация ресурсов для шаблонов</text:span></text:a></text:p>
      <text:p text:style-name="P21"><text:span text:style-name="T114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01">Автоматическое применение шаблонов</text:span></text:a></text:p>
      <text:p text:style-name="P21"><text:span text:style-name="T114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01">Обложки</text:span></text:a></text:p>
      <text:p text:style-name="P21"><text:span text:style-name="T114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01">Построение сложного шаблона</text:span></text:a></text:p>
      <text:p text:style-name="P21"><text:span text:style-name="T114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01">Модификация полосы прокрутки</text:span></text:a></text:p>
      <text:p text:style-name="P21"><text:span text:style-name="T114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01">Примеры шаблонов элементов управления</text:span></text:a></text:p>
      <text:p text:style-name="P21"><text:span text:style-name="T114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01">Визуальные состояния</text:span></text:a></text:p>
      <text:p text:style-name="P18"><text:span text:style-name="T86">·</text:span><text:span text:style-name="T1">     </text:span><text:span text:style-name="T109">2. Пользовательские элементы WPF</text:span></text:p>
      <text:p text:style-name="P21"><text:span text:style-name="T114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01">Пользовательские элементы</text:span></text:a></text:p>
      <text:p text:style-name="P21"><text:span text:style-name="T114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01">Построение пользовательского элемента</text:span></text:a></text:p>
      <text:p text:style-name="P21"><text:span text:style-name="T114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01">Добавление кода разметки</text:span></text:a></text:p>
      <text:p text:style-name="P21"><text:span text:style-name="T114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01">Поддержка команд</text:span></text:a></text:p>
      <text:p text:style-name="P21"><text:span text:style-name="T114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01">UserControl</text:span></text:a></text:p>
      <text:p text:style-name="P21"><text:span text:style-name="T114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01">Создание элемента управления, лишенного внешнего вида</text:span></text:a></text:p>
      <text:p text:style-name="P21"><text:span text:style-name="T114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01">Поддержка визуальных состояний</text:span></text:a></text:p>
      <text:p text:style-name="P21"><text:span text:style-name="T114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01">Шаблон элемента управления по умолчанию</text:span></text:a></text:p>
      <text:p text:style-name="P21"><text:span text:style-name="T114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01">Переходы между состояниями</text:span></text:a></text:p>
      <text:p text:style-name="P21"><text:span text:style-name="T114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01">Использование FlipPanel</text:span></text:a></text:p>
      <text:p text:style-name="P21"><text:span text:style-name="T121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6">Создание панелей компоновки</text:span></text:a></text:p>
      <text:p text:style-name="P21"><text:span text:style-name="T121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6">Примеры пользовательских панелей компоновки</text:span></text:a></text:p>
      <text:p text:style-name="P21"><text:span text:style-name="T121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6">Рисованные элементы</text:span></text:a></text:p>
      <text:p text:style-name="P21"><text:span text:style-name="T121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6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5">___</text:span> - прочел, полностью пройдено</text:p>
      <text:p text:style-name="Text_20_body"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9">Периферия WPF</text:p>
      <text:p text:style-name="P5"> </text:p>
      <text:p text:style-name="P12">Содержание:</text:p>
      <text:p text:style-name="P25"/>
      <text:p text:style-name="P18"><text:span text:style-name="T89">·</text:span><text:span text:style-name="T4">     </text:span><text:span text:style-name="T111">1. Работа с документами и печать</text:span></text:p>
      <text:p text:style-name="P21"><text:span text:style-name="T119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3">Типы документов</text:span></text:a></text:p>
      <text:p text:style-name="P21"><text:span text:style-name="T119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3">Потоковые документы</text:span></text:a></text:p>
      <text:p text:style-name="P21"><text:span text:style-name="T119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3">Блочные элементы</text:span></text:a></text:p>
      <text:p text:style-name="P21"><text:span text:style-name="T119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3">Строковые элементы</text:span></text:a></text:p>
      <text:p text:style-name="P21"><text:span text:style-name="T119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3">Программное взаимодействие с элементами</text:span></text:a></text:p>
      <text:p text:style-name="P21"><text:span text:style-name="T119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3">Контейнеры FlowDocumentScrollViewer, FlowDocumentPageViewer и FlowDocumentReader</text:span></text:a></text:p>
      <text:p text:style-name="P21"><text:span text:style-name="T119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3">Редактирование потокового документа</text:span></text:a></text:p>
      <text:p text:style-name="P21"><text:span text:style-name="T119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3">Аннотации</text:span></text:a></text:p>
      <text:p text:style-name="P21"><text:span text:style-name="T119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3">Печать</text:span></text:a></text:p>
      <text:p text:style-name="P21"><text:span text:style-name="T119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3">Специальная печать</text:span></text:a></text:p>
      <text:p text:style-name="P21"><text:span text:style-name="T119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3">Настройка и управление печатью</text:span></text:a></text:p>
      <text:p text:style-name="P21"><text:span text:style-name="T119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3">Печать документов XPS</text:span></text:a></text:p>
      <text:p text:style-name="P19"><text:span text:style-name="T86">·</text:span><text:span text:style-name="T1">     </text:span><text:span text:style-name="T109">2. Многопоточные приложения</text:span></text:p>
      <text:p text:style-name="P21"><text:span text:style-name="T121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6">Модель STA</text:span></text:a></text:p>
      <text:p text:style-name="P21"><text:span text:style-name="T121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6">Класс DispatcherObject</text:span></text:a></text:p>
      <text:p text:style-name="P21"><text:span text:style-name="T121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6">Класс BackgroundWorker</text:span></text:a></text:p>
      <text:p text:style-name="P18"><text:span text:style-name="T89">·</text:span><text:span text:style-name="T4">     </text:span><text:span text:style-name="T111">3. Модель дополнений MAF и MEF</text:span></text:p>
      <text:p text:style-name="P21"><text:span text:style-name="T119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3">Модель дополнений</text:span></text:a></text:p>
      <text:p text:style-name="P21"><text:span text:style-name="T119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3">Пример приложения, использующего дополнение</text:span></text:a></text:p>
      <text:p text:style-name="P21"><text:span text:style-name="T119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3">Взаимодействие с хостом</text:span></text:a></text:p>
      <text:p text:style-name="P21"><text:span text:style-name="T119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3">Визуальные дополнения</text:span></text:a></text:p>
      <text:p text:style-name="P19"><text:span text:style-name="T86">·</text:span><text:span text:style-name="T1">     </text:span><text:span text:style-name="T109">4. Развертывание WPF-приложений с ClickOnce</text:span></text:p>
      <text:p text:style-name="P21"><text:soft-page-break/><text:span text:style-name="T121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6">Развертывание WPF-приложений</text:span></text:a></text:p>
      <text:p text:style-name="P21"><text:span text:style-name="T121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6">Модель ClickOnce</text:span></text:a></text:p>
      <text:p text:style-name="P21"><text:span text:style-name="T121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6">Пример публикации ClickOnce</text:span></text:a></text:p>
      <text:p text:style-name="P21"><text:span text:style-name="T121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6">Дополнительные параметры ClickOnce</text:span></text:a></text:p>
      <text:p text:style-name="P19"><text:span text:style-name="T86">·</text:span><text:span text:style-name="T1">     </text:span><text:span text:style-name="T109">5. Шаблоны проектирования</text:span></text:p>
      <text:p text:style-name="P21"><text:span text:style-name="T121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6">Обзор паттернов</text:span></text:a></text:p>
      <text:p text:style-name="P21"><text:span text:style-name="T121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6">RAD и Monolithic</text:span></text:a></text:p>
      <text:p text:style-name="P21"><text:span text:style-name="T121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6">Паттерн MVC</text:span></text:a></text:p>
      <text:p text:style-name="P21"><text:span text:style-name="T121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6">Паттерн MVP</text:span></text:a></text:p>
      <text:p text:style-name="P21"><text:span text:style-name="T121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6">Паттерн MVVM</text:span></text:a></text:p>
      <text:p text:style-name="P18"><text:span text:style-name="T91">·</text:span><text:span text:style-name="T6">     </text:span><text:span text:style-name="T113">6. Windows 8 Metro и XAML</text:span></text:p>
      <text:p text:style-name="P21"><text:span text:style-name="T118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5">Создание Metro-приложения</text:span></text:a></text:p>
      <text:p text:style-name="P21"><text:span text:style-name="T118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5">Привязка данных</text:span></text:a></text:p>
      <text:p text:style-name="P21"><text:span text:style-name="T118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5">Навигация, всплывающие меню и панели</text:span></text:a></text:p>
      <text:p text:style-name="P21"><text:span text:style-name="T118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5">Стандартные стили и ресурсы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h text:style-name="P26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4">Основы ASP.NET</text:span></text:span></text:a><text:span text:style-name="T136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5">Веб-сайты ASP.NET</text:span></text:span></text:a><text:span text:style-name="T126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5">Безопасность в ASP.NET</text:span></text:span></text:a><text:span text:style-name="T126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5">Интернет магазин на ASP.NET Web Forms 4.5 и ASP.NET MVC 5</text:span></text:span></text:a><text:span text:style-name="T126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3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3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3">ASP.NET Identity 2.0</text:span></text:span></text:a> </text:p>
      <text:p text:style-name="Standard"/>
      <text:p text:style-name="Text_20_body"><text:span text:style-name="T125">___</text:span> - прочел, полностью пройдено</text:p>
      <text:p text:style-name="Text_20_body"><text:span text:style-name="T126">___</text:span> - смотри ниже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h text:style-name="P26" text:outline-level="1"><text:soft-page-break/>Веб-сайты ASP.NET</text:h>
      <text:h text:style-name="P28" text:outline-level="4">1. Пользовательские элементы управления, темы и мастер-страницы</text:h>
      <text:list xml:id="list7917946240541407150" text:style-name="L1">
        <text:list-item>
          <text:list>
            <text:list-item>
              <text:p text:style-name="P38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8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8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8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8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8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8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8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9" text:outline-level="3">2. Навигация по веб-сайту</text:h>
                </text:list-item>
              </text:list>
            </text:list-item>
            <text:list-item>
              <text:p text:style-name="P38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8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8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9">))</text:p>
            </text:list-item>
            <text:list-item>
              <text:p text:style-name="P38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8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8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9" text:outline-level="3">3. Развертывание веб-сайтов с помощью IIS</text:h>
                </text:list-item>
              </text:list>
            </text:list-item>
            <text:list-item>
              <text:p text:style-name="P38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8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8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8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1" text:outline-level="3">4. Специальные элементы управления и GDI+</text:h>
                </text:list-item>
              </text:list>
            </text:list-item>
            <text:list-item>
              <text:p text:style-name="P38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8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8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8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8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8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8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8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8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1" text:outline-level="3">5. JavaScript и Ajax</text:h>
                </text:list-item>
              </text:list>
            </text:list-item>
            <text:list-item>
              <text:p text:style-name="P38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8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8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8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8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8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8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8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8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8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8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1" text:outline-level="3">6. Порталы Web Parts <text:span text:style-name="T137">(</text:span><text:span text:style-name="T138">посмотреть после безопасности </text:span><text:span text:style-name="T137">asp.net)</text:span></text:h>
                </text:list-item>
              </text:list>
            </text:list-item>
            <text:list-item>
              <text:p text:style-name="P38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8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8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8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1" text:outline-level="3">7. Динамические данные</text:h>
                </text:list-item>
              </text:list>
            </text:list-item>
            <text:list-item>
              <text:p text:style-name="P38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8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8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8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8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oft-page-break/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11" text:outline-level="1">Интернет магазин на ASP.NET</text:h>
      <text:h text:style-name="P15" text:outline-level="2">Интернет магазин на ASP.NET Web Forms 4.5</text:h>
      <text:list xml:id="list8990742356511469170" text:style-name="L2">
        <text:list-item>
          <text:p text:style-name="P6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7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5">1) тут создается серверный контрол, создание которых я пропустил,но все вроде абсольтно понятно</text:p>
          <text:p text:style-name="P77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7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6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9"/>
        </text:list-item>
      </text:list>
      <text:h text:style-name="P14" text:outline-level="2">Интернет магазин на ASP.NET MVC 5</text:h>
      <text:list xml:id="list5513833510771573456" text:style-name="L3">
        <text:list-item>
          <text:p text:style-name="P72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72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72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2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2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2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2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2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2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2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72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72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72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72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6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p text:style-name="Text_20_body"/>
      <text:p text:style-name="Text_20_body"><text:soft-page-break/></text:p>
      <text:h text:style-name="P11" text:outline-level="1">Безопасность в ASP.NET</text:h>
      <text:list xml:id="list4239526565576947190" text:style-name="L4">
        <text:list-item>
          <text:h text:style-name="P30" text:outline-level="3">1. Модель безопасности ASP.NET</text:h>
          <text:list>
            <text:list-item>
              <text:p text:style-name="P47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7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7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30" text:outline-level="3">2. Аутентификация</text:h>
          <text:list>
            <text:list-item>
              <text:p text:style-name="P47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7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7"><text:span text:style-name="T53">RequireSSL </text:span><text:span text:style-name="T55">- </text:span><text:span text:style-name="T58">мутно</text:span></text:p>
            </text:list-item>
            <text:list-item>
              <text:p text:style-name="P47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2" text:outline-level="3">3. Membership API</text:h>
          <text:list>
            <text:list-item>
              <text:p text:style-name="P47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7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7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7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7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7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7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7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7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3320060" text:continue-numbering="true" text:style-name="L4">
        <text:list-item>
          <text:h text:style-name="P33" text:outline-level="3">4. Авторизация, роли и профили</text:h>
          <text:list>
            <text:list-item>
              <text:p text:style-name="P60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61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2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8"><text:span text:style-name="T76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3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3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3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3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3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3" text:outline-level="3">5. Криптография</text:h>
          <text:list>
            <text:list-item>
              <text:p text:style-name="P64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4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4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5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7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7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7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40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3" text:outline-level="3">6. Расширение Membership API и Roles API</text:h>
          <text:list>
            <text:list-item>
              <text:p text:style-name="P47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7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7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7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7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2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p text:style-name="Text_20_body"/>
      <text:p text:style-name="Text_20_body"/>
      <text:h text:style-name="P11" text:outline-level="1"><text:soft-page-break/>ASP.NET Web Forms 4.5</text:h>
      <text:list xml:id="list2618471175929859172" text:style-name="L5">
        <text:list-item>
          <text:p text:style-name="P8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4" text:outline-level="3">1. Модульное тестирование</text:h>
          <text:list>
            <text:list-item>
              <text:p text:style-name="P5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4" text:outline-level="3">2. Обработка ошибок</text:h>
          <text:list>
            <text:list-item>
              <text:p text:style-name="P5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41">Для внешних ресурсов основной... лишь на одном сервере.)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4" text:outline-level="3">3. Управление путями и конфигурацией</text:h>
          <text:list>
            <text:list-item>
              <text:p text:style-name="P5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4" text:outline-level="3">4. Асинхронные запросы</text:h>
          <text:list>
            <text:list-item>
              <text:p text:style-name="P5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3">1)хмхм..что это за абзац?:</text:p>
              <text:p text:style-name="P66"><text:span text:style-name="T49">Можно переписать любой метод, обеспечив... </text:span><text:span text:style-name="T81">а</text:span><text:span text:style-name="T65">методы, таких как WebClien</text:span><text:span text:style-name="T60"> </text:span></text:p>
              <text:p text:style-name="P66"><text:span text:style-name="T62">2)Последний пример с </text:span><text:span text:style-name="T61">Task. </text:span><text:span text:style-name="T62">А поток </text:span><text:span text:style-name="T72">innerTask.Wait();</text:span><text:span text:style-name="T63"> не ждет?</text:span></text:p>
            </text:list-item>
            <text:list-item>
              <text:p text:style-name="P5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4" text:outline-level="3"><text:soft-page-break/>5. Привязка моделей и данных</text:h>
          <text:list>
            <text:list-item>
              <text:p text:style-name="P5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5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5"><text:span text:style-name="T68">FieldValidator</text:span><text:span text:style-name="T46"> - тоже</text:span></text:p>
            </text:list-item>
            <text:list-item>
              <text:p text:style-name="P5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4" text:outline-level="3">6. Клиентская оптимизация и WebAPI</text:h>
          <text:list>
            <text:list-item>
              <text:p text:style-name="P5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9"><text:span text:style-name="T76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5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3">Что они тут хотят сказать?:</text:p>
              <text:p text:style-name="P50"><text:span text:style-name="T76">Второй способ решения</text:span><text:span text:style-name="T33"> … </text:span><text:span text:style-name="T76">преобразуются в формат JSON.</text:span><text:span text:style-name="T33"> </text:span></text:p>
              <text:p text:style-name="P50"><text:span text:style-name="T76">Мы исправили проблему, но тол</text:span><text:span text:style-name="T33"> ...</text:span><text:span text:style-name="T76">рамках Web API</text:span><text:span text:style-name="T33"> </text:span></text:p>
            </text:list-item>
            <text:list-item>
              <text:p text:style-name="P5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4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4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4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4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2">RenderContents и это связанно со свойством </text:span><text:span text:style-name="T73">ItemType </text:span><text:span text:style-name="T74">этого нашего элемента</text:span><text:span text:style-name="T72"> </text:span><text:span text:style-name="T82">ValidationRepeater</text:span><text:span text:style-name="T72"> </text:span></text:p>
            </text:list-item>
            <text:list-item>
              <text:p text:style-name="P54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4"><text:span text:style-name="T65">Хотя веб-формы изменились</text:span><text:span text:style-name="T60"> … </text:span><text:span text:style-name="T65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h text:style-name="P11" text:outline-level="1">Изучаем ASP.NET MVC 5</text:h>
      <text:list xml:id="list7817947470345015987" text:style-name="L6">
        <text:list-item>
          <text:h text:style-name="P35" text:outline-level="3">1. Начинаем изучать ASP.NET MVC</text:h>
          <text:list>
            <text:list-item>
              <text:p text:style-name="P56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6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6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6" text:outline-level="3"><text:span text:style-name="T140">Следование соглашениям для компоновок –</text:span><text:span text:style-name="T141"> </text:span><text:span text:style-name="T142">мутноватенько, пока не понятно что это в точности</text:span></text:h>
            </text:list-item>
          </text:list>
        </text:list-item>
      </text:list>
      <text:p text:style-name="P27"><text:span text:style-name="Emphasis"><text:span text:style-name="T58"><text:tab/></text:span></text:span><text:span text:style-name="Emphasis"><text:span text:style-name="T69">Expert Settings (Развернутые настройки)</text:span></text:span><text:span text:style-name="T58"> </text:span><text:span text:style-name="T68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43325956" text:continue-numbering="true" text:style-name="L6">
        <text:list-item>
          <text:list>
            <text:list-item>
              <text:p text:style-name="P56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6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6"><text:span text:style-name="T46">что за </text:span><text:span text:style-name="T83">@ViewData["Message"]</text:span><text:span text:style-name="T33"> раньше</text:span><text:span text:style-name="T46"> был только </text:span><text:span text:style-name="T84">ViewBag.Message</text:span><text:span text:style-name="T46"> <text:s/></text:span><text:span text:style-name="T43">- </text:span><text:span text:style-name="T46">ТО же что и <text:s/></text:span><text:span text:style-name="T84">ViewBag, только не динамик</text:span></text:p>
              <text:p text:style-name="P44">не получается на лету продолжить при исключении — окно не такое как в примере</text:p>
            </text:list-item>
            <text:list-item>
              <text:p text:style-name="P56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6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6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4">не создавал тестовый проект</text:p>
            </text:list-item>
          </text:list>
        </text:list-item>
        <text:list-item>
          <text:h text:style-name="P35" text:outline-level="3">2. Работа с Razor и инструменты MVC</text:h>
          <text:list>
            <text:list-item>
              <text:p text:style-name="P56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6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6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6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6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5" text:outline-level="3">3. Маршрутизация URL</text:h>
          <text:list>
            <text:list-item>
              <text:p text:style-name="P56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6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6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6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6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6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6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6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51"><text:span text:style-name="T76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6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5" text:outline-level="3">4. Контроллеры, действия и представления</text:h>
          <text:list>
            <text:list-item>
              <text:p text:style-name="P56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6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6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6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6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6"><text:span text:style-name="T85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6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6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6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6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6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6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7"><text:span text:style-name="T76">Частичные представления не вызывают метод действия, поэтому </text:span><text:span text:style-name="T76">они не могут использоваться для выполнения бизнес-логики. </text:span><text:span text:style-name="T77">- </text:span><text:span text:style-name="T78">что за метод действия? В разделе Дочерние действия они </text:span><text:span text:style-name="T78">вызывают </text:span><text:span text:style-name="T77">Index</text:span><text:span text:style-name="T33"> ..</text:span></text:p>
              <text:p text:style-name="P52"><text:soft-page-break/><text:span text:style-name="T76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2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6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51"><text:span text:style-name="T76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6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6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6"><text:span text:style-name="T65">В примере </text:span><text:a xlink:type="simple" xlink:href="https://professorweb.ru/my/ASP_NET/gamestore/level1/" text:style-name="Internet_20_link" text:visited-style-name="Visited_20_Internet_20_Link"><text:span text:style-name="T71">приложения GameStore</text:span></text:a><text:span text:style-name="T53"> </text:span><text:span text:style-name="T65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5" text:outline-level="3">5. Фильтры</text:h>
          <text:list>
            <text:list-item>
              <text:p text:style-name="P56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6"><text:span text:style-name="T65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1">Админ панель: защита</text:span></text:a><text:span text:style-name="T65">,</text:span><text:span text:style-name="T70">- </text:span><text:span text:style-name="T68">еще не видел</text:span><text:span text:style-name="T60"> </text:span></text:p>
            </text:list-item>
            <text:list-item>
              <text:p text:style-name="P56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6"><text:span text:style-name="T46">Весьма странный метод </text:span><text:span text:style-name="T67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6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6"><text:span text:style-name="T65">Кроме того, фильтры аутентификации выполняются после выполнения метода действия, но перед обработкой </text:span><text:span text:style-name="T65">ActionResult.</text:span><text:span text:style-name="T68">-</text:span><text:span text:style-name="T70">what </text:span><text:span text:style-name="T68">??</text:span><text:span text:style-name="T33"> </text:span></text:p>
              <text:p text:style-name="P53"><text:span text:style-name="T76">Если в коде OnAuthentication() устанавливается значение </text:span><text:span text:style-name="T33"> … </text:span><text:span text:style-name="T43">what??</text:span></text:p>
              <text:p text:style-name="P53"><text:span text:style-name="T77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3"><text:span text:style-name="T77">именно поэтому тот же самый класс используется в методе </text:span><text:span text:style-name="T77">OnAuthentication()</text:span><text:span text:style-name="T43"> </text:span><text:span text:style-name="T46">- </text:span><text:span text:style-name="T43">what??</text:span></text:p>
              <text:p text:style-name="P53"><text:span text:style-name="T43"><text:s/></text:span><text:span text:style-name="T46">ВСЕ СТАЛО ПОНЯТНО</text:span></text:p>
            </text:list-item>
            <text:list-item>
              <text:p text:style-name="P56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6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6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6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3"><text:span text:style-name="T76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5" text:outline-level="3">6. Вспомогательные методы и работа с AJAX</text:h>
          <text:list>
            <text:list-item>
              <text:p text:style-name="P56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6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6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6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8"><text:span text:style-name="T76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6"><text:span text:style-name="T139">- Несмотря на то что отображается больше свойст</text:span><text:span text:style-name="T144">в...</text:span><text:span text:style-name="T146"> </text:span></text:p>
            </text:list-item>
          </text:list>
        </text:list-item>
      </text:list>
      <text:list xml:id="list6762217217829721613" text:style-name="L7">
        <text:list-item>
          <text:list>
            <text:list-item>
              <text:list>
                <text:list-item>
                  <text:list>
                    <text:list-item>
                      <text:p text:style-name="P79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43347942" text:continue-list="list43325956" text:style-name="L6">
        <text:list-item>
          <text:list>
            <text:list-item>
              <text:p text:style-name="P56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80"><text:span text:style-name="T145">которые могут быть получены из значения string с применением метода GetConverter() класса System.ComponentModel.TypeDescriptor. </text:span><text:span text:style-name="T33"> </text:span><text:span text:style-name="T143">– ?</text:span></text:p>
                    </text:list-header>
                  </text:list>
                </text:list-item>
              </text:list>
            </text:list-item>
            <text:list-item>
              <text:p text:style-name="P56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8"><text:span text:style-name="T76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6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6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6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6"><text:span text:style-name="T66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6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5" text:outline-level="3">7. Модели</text:h>
          <text:list>
            <text:list-item>
              <text:p text:style-name="P56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6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6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6"><text:soft-page-break/><text:span text:style-name="T46">в </text:span><text:span text:style-name="T79">CountryValueProvider</text:span><text:span text:style-name="T53"> </text:span><text:span text:style-name="T58">все равно вызывается метод </text:span><text:span text:style-name="T75">GetValue</text:span><text:span text:style-name="T59"> даже если </text:span><text:span text:style-name="T75">ContainsPrefix</text:span><text:span text:style-name="T59"> вернул </text:span><text:span text:style-name="T57">false. </text:span><text:span text:style-name="T59">И <text:s/></text:span><text:span text:style-name="T75">ContainsPrefix сам вызывается внутри <text:s/>GetValue. Зачем он тогда вообще нужен?</text:span></text:p>
            </text:list-item>
            <text:list-item>
              <text:p text:style-name="P56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9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7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6"><text:span text:style-name="T65">определенные </text:span><text:a xlink:type="simple" xlink:href="https://professorweb.ru/my/ASP_NET/mvc/level6/6_5.php" text:style-name="Internet_20_link" text:visited-style-name="Visited_20_Internet_20_Link"><text:span text:style-name="T71">метаданными модели</text:span></text:a><text:span text:style-name="T65">, и регистрирует любые ошибки с помощью</text:span><text:span text:style-name="T147"> –</text:span><text:span text:style-name="T148"> </text:span><text:span text:style-name="T149">но что там в метаданных такого, не понятно, как эти два пункта отделяются? Да, первое это про аттрибуты типа </text:span><text:span text:style-name="T148">Required. </text:span><text:span text:style-name="T149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6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3"><text:span text:style-name="T76">будет вызван, когда пользователь впервые отправляет форму –</text:span><text:span text:style-name="T77"> </text:span><text:span text:style-name="T78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5" text:outline-level="3">8. Web API</text:h>
          <text:list>
            <text:list-item>
              <text:p text:style-name="P56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6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56"><text:a xlink:type="simple" xlink:href="https://professorweb.ru/my/ASP_NET/mvc/level8/8_3.php" text:style-name="Internet_20_link" text:visited-style-name="Visited_20_Internet_20_Link"><text:span text:style-name="T42">Библиотека Knockout и Web API</text:span></text:a></text:p>
              <text:p text:style-name="P53"><text:span text:style-name="T50"> </text:span><text:span text:style-name="T76">которая не является стандартным кодом JavaScript</text:span><text:span text:style-name="T33"> <text:s/></text:span><text:span text:style-name="T43">- <text:s/></text:span><text:span text:style-name="T46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p text:style-name="Text_20_body"/>
      <text:p text:style-name="P6"><text:span text:style-name="T80">Интернет магазин на ASP.NET MVC 5</text:span> </text:p>
      <text:list xml:id="list580153667749898127" text:style-name="L8">
        <text:list-item>
          <text:p text:style-name="P73"><text:a xlink:type="simple" xlink:href="https://professorweb.ru/my/ASP_NET/gamestore/level2/2_1.php" text:style-name="Internet_20_link" text:visited-style-name="Visited_20_Internet_20_Link"><text:span text:style-name="T42">Структура интернет-магазина</text:span></text:a></text:p>
          <text:p text:style-name="P73"><text:span text:style-name="T65">для отображения данных представления </text:span><text:span text:style-name="Strong_20_Emphasis"><text:span text:style-name="T64">Razor-выражение @:</text:span></text:span><text:span text:style-name="T53"> </text:span><text:span text:style-name="T65">не требуется</text:span><text:span text:style-name="T60"> –</text:span><text:span text:style-name="T61"> </text:span><text:span text:style-name="T62">вроде все просто, хз зачем это написали</text:span></text:p>
        </text:list-item>
        <text:list-item>
          <text:p text:style-name="P73"><text:a xlink:type="simple" xlink:href="https://professorweb.ru/my/ASP_NET/gamestore/level2/2_2.php" text:style-name="Internet_20_link" text:visited-style-name="Visited_20_Internet_20_Link"><text:span text:style-name="T42">Разбиение на страницы</text:span></text:a></text:p>
        </text:list-item>
        <text:list-item>
          <text:p text:style-name="P78"><text:soft-page-break/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3"><text:a xlink:type="simple" xlink:href="https://professorweb.ru/my/ASP_NET/gamestore/level2/2_10.php" text:style-name="Internet_20_link" text:visited-style-name="Visited_20_Internet_20_Link"><text:span text:style-name="T41">Админ панель: редактирование товаров</text:span></text:a></text:p>
          <text:p text:style-name="P70">Второй подход предусматривает предоставление вспомогательному методу шаблонов, которые он сможет использовать для генерации элементов, включая требуемую стилизацию.</text:p>
          <text:p text:style-name="P70">что за шаблон?</text:p>
        </text:list-item>
        <text:list-item>
          <text:p text:style-name="P73"><text:a xlink:type="simple" xlink:href="https://professorweb.ru/my/ASP_NET/gamestore/level2/2_11.php" text:style-name="Internet_20_link" text:visited-style-name="Visited_20_Internet_20_Link"><text:span text:style-name="T41">Админ панель: добавление и удаление товаров</text:span></text:a></text:p>
        </text:list-item>
        <text:list-item>
          <text:p text:style-name="P73"><text:a xlink:type="simple" xlink:href="https://professorweb.ru/my/ASP_NET/gamestore/level2/2_12.php" text:style-name="Internet_20_link" text:visited-style-name="Visited_20_Internet_20_Link"><text:span text:style-name="T41">Админ панель: защита</text:span></text:a></text:p>
        </text:list-item>
        <text:list-item>
          <text:p text:style-name="P73"><text:a xlink:type="simple" xlink:href="https://professorweb.ru/my/ASP_NET/gamestore/level2/2_13.php" text:style-name="Internet_20_link" text:visited-style-name="Visited_20_Internet_20_Link"><text:span text:style-name="T41">Загрузка изображений из базы данных</text:span></text:a></text:p>
        </text:list-item>
        <text:list-item>
          <text:p text:style-name="P73"><text:a xlink:type="simple" xlink:href="https://professorweb.ru/my/ASP_NET/gamestore/level2/2_14.php" text:style-name="Internet_20_link" text:visited-style-name="Visited_20_Internet_20_Link"><text:span text:style-name="T41">Развертывание сайта</text:span></text:a></text:p>
          <text:p text:style-name="P71">хорошо бы развернуть но там вроде все весьма просто, но я не нашел норм хостинга</text:p>
        </text:list-item>
      </text:list>
      <text:p text:style-name="P6"/>
      <text:p text:style-name="P6"/>
      <text:p text:style-name="P6"><text:span text:style-name="T125">___</text:span> - прочел, полностью пройдено</text:p>
      <text:p text:style-name="P6"/>
      <text:p text:style-name="P6"/>
      <text:h text:style-name="P7" text:outline-level="1">ASP.NET Identity и системы аутентификации</text:h>
      <text:p text:style-name="P6"/>
      <text:p text:style-name="P6"/>
      <text:p text:style-name="P6"><text:a xlink:type="simple" xlink:href="https://professorweb.ru/my/ASP_NET/identity/level1/1_1.php" text:style-name="Internet_20_link" text:visited-style-name="Visited_20_Internet_20_Link"><text:span text:style-name="T33">Настройка ASP.NET Identity</text:span></text:a></text:p>
      <text:list xml:id="list6363403962264197978" text:style-name="L9">
        <text:list-item>
          <text:p text:style-name="P81"><text:a xlink:type="simple" xlink:href="https://professorweb.ru/my/ASP_NET/identity/level1/1_2.php" text:style-name="Internet_20_link" text:visited-style-name="Visited_20_Internet_20_Link"><text:span text:style-name="T41">Использование ASP.NET Identity</text:span></text:a></text:p>
        </text:list-item>
        <text:list-item>
          <text:p text:style-name="P81"><text:a xlink:type="simple" xlink:href="https://professorweb.ru/my/ASP_NET/identity/level1/1_3.php" text:style-name="Internet_20_link" text:visited-style-name="Visited_20_Internet_20_Link"><text:span text:style-name="T41">Валидация данных</text:span></text:a></text:p>
        </text:list-item>
        <text:list-item>
          <text:p text:style-name="P81"><text:soft-page-break/><text:a xlink:type="simple" xlink:href="https://professorweb.ru/my/ASP_NET/identity/level1/1_4.php" text:style-name="Internet_20_link" text:visited-style-name="Visited_20_Internet_20_Link"><text:span text:style-name="T41">Администрирование пользователей</text:span></text:a></text:p>
          <text:p text:style-name="P82"><text:span text:style-name="T33">В итоге странная хрень, при валидации не возвращаются сразу все ошибки. Сначала почему-то проверяются ошибки пароля а потом если они пройдены ошибки в данных пользователя.</text:span></text:p>
        </text:list-item>
        <text:list-item>
          <text:p text:style-name="P81"><text:a xlink:type="simple" xlink:href="https://professorweb.ru/my/ASP_NET/identity/level1/1_5.php" text:style-name="Internet_20_link" text:visited-style-name="Visited_20_Internet_20_Link"><text:span text:style-name="T33">Аутентификация</text:span></text:a></text:p>
        </text:list-item>
        <text:list-item>
          <text:p text:style-name="P81"><text:a xlink:type="simple" xlink:href="https://professorweb.ru/my/ASP_NET/identity/level1/1_6.php" text:style-name="Internet_20_link" text:visited-style-name="Visited_20_Internet_20_Link"><text:span text:style-name="T33">Авторизация и роли</text:span></text:a></text:p>
        </text:list-item>
        <text:list-item>
          <text:p text:style-name="P81"><text:a xlink:type="simple" xlink:href="https://professorweb.ru/my/ASP_NET/identity/level1/1_7.php" text:style-name="Internet_20_link" text:visited-style-name="Visited_20_Internet_20_Link"><text:span text:style-name="T33">Заполнение базы данных</text:span></text:a></text:p>
        </text:list-item>
        <text:list-item>
          <text:p text:style-name="P81"><text:a xlink:type="simple" xlink:href="https://professorweb.ru/my/ASP_NET/identity/level1/1_8.php" text:style-name="Internet_20_link" text:visited-style-name="Visited_20_Internet_20_Link"><text:span text:style-name="T33">Свойства пользователей</text:span></text:a></text:p>
        </text:list-item>
        <text:list-item>
          <text:p text:style-name="P81"><text:a xlink:type="simple" xlink:href="https://professorweb.ru/my/ASP_NET/identity/level1/1_9.php" text:style-name="Internet_20_link" text:visited-style-name="Visited_20_Internet_20_Link"><text:span text:style-name="T33">Утверждения (Claims)</text:span></text:a></text:p>
        </text:list-item>
        <text:list-item>
          <text:p text:style-name="P81"><text:a xlink:type="simple" xlink:href="https://professorweb.ru/my/ASP_NET/identity/level1/1_10.php" text:style-name="Internet_20_link" text:visited-style-name="Visited_20_Internet_20_Link"><text:span text:style-name="T33">Использование OpenID и OAuth</text:span></text:a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1-11T23:13:56.98</dc:date>
    <meta:editing-duration>P26DT20H11M44S</meta:editing-duration>
    <meta:editing-cycles>120</meta:editing-cycles>
    <meta:generator>OpenOffice/4.1.2$Win32 OpenOffice.org_project/412m3$Build-9782</meta:generator>
    <meta:document-statistic meta:table-count="0" meta:image-count="0" meta:object-count="0" meta:page-count="27" meta:paragraph-count="866" meta:word-count="4113" meta:character-count="27621"/>
  </office:meta>
</office:document-meta>
</file>